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9.21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28.29mm" fo:break-before="auto" style:use-optimal-row-height="true"/>
    </style:style>
    <style:style style:name="ro5" style:family="table-row">
      <style:table-row-properties style:row-height="16.44mm" fo:break-before="auto" style:use-optimal-row-height="true"/>
    </style:style>
    <style:style style:name="ro6" style:family="table-row">
      <style:table-row-properties style:row-height="20.39mm" fo:break-before="auto" style:use-optimal-row-height="true"/>
    </style:style>
    <style:style style:name="ro7" style:family="table-row">
      <style:table-row-properties style:row-height="24.34mm" fo:break-before="auto" style:use-optimal-row-height="true"/>
    </style:style>
    <style:style style:name="ro8" style:family="table-row">
      <style:table-row-properties style:row-height="32.2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22pt" fo:language="el" fo:country="GR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6pt" fo:language="el" fo:country="G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no-wrap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Sheet1" table:style-name="ta1">
        <table:table-column table:style-name="co1" table:number-columns-repeated="1024" table:default-cell-style-name="ce10"/>
        <table:table-row table:style-name="ro1">
          <table:table-cell table:style-name="ce6" office:value-type="string" calcext:value-type="string">
            <text:p><text:a xlink:href="http://inventory.sch.gr/" xlink:type="simple">Έκδοση Αναφορών Κτηματολογίου</text:a>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Πλήρη Αποτελέσματα</text:p>
          </table:table-cell>
          <table:table-cell table:number-columns-repeated="1023"/>
        </table:table-row>
        <table:table-row table:style-name="ro3">
          <table:table-cell table:style-name="ce8" office:value-type="string" calcext:value-type="string">
            <text:p>Εκτυπωμένο στις: 08/11/2018 12:58 μμ.</text:p>
          </table:table-cell>
          <table:table-cell table:number-columns-repeated="1023"/>
        </table:table-row>
        <table:table-row table:style-name="ro3">
          <table:table-cell table:style-name="ce8" office:value-type="string" calcext:value-type="string">
            <text:p>Βρέθηκαν 399 αποτελέσματα για την αναφορά: εξοπλισμός</text:p>
          </table:table-cell>
          <table:table-cell table:number-columns-repeated="1023"/>
        </table:table-row>
        <table:table-row table:style-name="ro3">
          <table:table-cell table:style-name="ce8"/>
          <table:table-cell table:number-columns-repeated="1023"/>
        </table:table-row>
        <table:table-row table:style-name="ro3">
          <table:table-cell table:style-name="ce8" office:value-type="string" calcext:value-type="string">
            <text:p>Εμφάνιση όλωνΑπόκρυψη όλωνΕκτύπωση Αναφοράς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Τοποθεσία</text:p>
          </table:table-cell>
          <table:table-cell table:style-name="ce9" office:value-type="string" calcext:value-type="string">
            <text:p>Σύμβαση</text:p>
          </table:table-cell>
          <table:table-cell table:style-name="ce9" office:value-type="string" calcext:value-type="string">
            <text:p>Προϊόν</text:p>
          </table:table-cell>
          <table:table-cell table:style-name="ce9" office:value-type="string" calcext:value-type="string">
            <text:p>Αριθμός Κτηματολογίου</text:p>
          </table:table-cell>
          <table:table-cell table:style-name="ce9" office:value-type="string" calcext:value-type="string">
            <text:p>Σειριακός Αριθμός</text:p>
          </table:table-cell>
          <table:table-cell table:style-name="ce9" office:value-type="string" calcext:value-type="string">
            <text:p>Να Περιέχει</text:p>
          </table:table-cell>
          <table:table-cell table:style-name="ce9" office:value-type="string" calcext:value-type="string">
            <text:p>Σημειώσεις</text:p>
          </table:table-cell>
          <table:table-cell table:style-name="ce9" office:value-type="string" calcext:value-type="string">
            <text:p>Παραλαβή</text:p>
          </table:table-cell>
          <table:table-cell table:number-columns-repeated="1016"/>
        </table:table-row>
        <table:table-row table:style-name="ro3">
          <table:table-cell table:style-name="ce8" office:value-type="string" calcext:value-type="string">
            <text:p>ΕΡΓΑΣΤΗΡΙΟ ΠΛΗΡ/ΚΗΣ(189)</text:p>
          </table:table-cell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MICROSOFT WIRED 400</text:p>
          </table:table-cell>
          <table:table-cell table:style-name="ce8" office:value-type="string" calcext:value-type="string">
            <text:p>ΚΤ-125631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MICROSOFT WIRED 400</text:p>
          </table:table-cell>
          <table:table-cell table:style-name="ce8" office:value-type="string" calcext:value-type="string">
            <text:p>ΚΤ-125632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MICROSOFT WIRED 400</text:p>
          </table:table-cell>
          <table:table-cell table:style-name="ce8" office:value-type="string" calcext:value-type="string">
            <text:p>ΚΤ-125633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MICROSOFT WIRED 400</text:p>
          </table:table-cell>
          <table:table-cell table:style-name="ce8" office:value-type="string" calcext:value-type="string">
            <text:p>ΚΤ-125634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MICROSOFT WIRED 400</text:p>
          </table:table-cell>
          <table:table-cell table:style-name="ce8" office:value-type="string" calcext:value-type="string">
            <text:p>ΚΤ-125635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MICROSOFT WIRED 400</text:p>
          </table:table-cell>
          <table:table-cell table:style-name="ce8" office:value-type="string" calcext:value-type="string">
            <text:p>ΚΤ-125636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MICROSOFT WIRED 400</text:p>
          </table:table-cell>
          <table:table-cell table:style-name="ce8" office:value-type="string" calcext:value-type="string">
            <text:p>ΚΤ-125637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MICROSOFT WIRED 400</text:p>
          </table:table-cell>
          <table:table-cell table:style-name="ce8" office:value-type="string" calcext:value-type="string">
            <text:p>ΚΤ-125638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MICROSOFT WIRED 400</text:p>
          </table:table-cell>
          <table:table-cell table:style-name="ce8" office:value-type="string" calcext:value-type="string">
            <text:p>ΚΤ-125639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MICROSOFT WIRED 400</text:p>
          </table:table-cell>
          <table:table-cell table:style-name="ce8" office:value-type="string" calcext:value-type="string">
            <text:p>ΚΤ-125640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MICROSOFT WIRED 400</text:p>
          </table:table-cell>
          <table:table-cell table:style-name="ce8" office:value-type="string" calcext:value-type="string">
            <text:p>ΚΤ-125641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LG FLATRON W1943SS</text:p>
          </table:table-cell>
          <table:table-cell table:style-name="ce8" office:value-type="string" calcext:value-type="string">
            <text:p>ΚΤ-125642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LG FLATRON W1943SS</text:p>
          </table:table-cell>
          <table:table-cell table:style-name="ce8" office:value-type="string" calcext:value-type="string">
            <text:p>ΚΤ-125643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LG FLATRON W1943SS</text:p>
          </table:table-cell>
          <table:table-cell table:style-name="ce8" office:value-type="string" calcext:value-type="string">
            <text:p>ΚΤ-125644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LG FLATRON W1943SS</text:p>
          </table:table-cell>
          <table:table-cell table:style-name="ce8" office:value-type="string" calcext:value-type="string">
            <text:p>ΚΤ-125645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LG FLATRON W1943SS</text:p>
          </table:table-cell>
          <table:table-cell table:style-name="ce8" office:value-type="string" calcext:value-type="string">
            <text:p>ΚΤ-125646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LG FLATRON W1943SS</text:p>
          </table:table-cell>
          <table:table-cell table:style-name="ce8" office:value-type="string" calcext:value-type="string">
            <text:p>ΚΤ-125647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LG FLATRON W1943SS</text:p>
          </table:table-cell>
          <table:table-cell table:style-name="ce8" office:value-type="string" calcext:value-type="string">
            <text:p>ΚΤ-125648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LG FLATRON W1943SS</text:p>
          </table:table-cell>
          <table:table-cell table:style-name="ce8" office:value-type="string" calcext:value-type="string">
            <text:p>ΚΤ-125649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LG FLATRON W1943SS</text:p>
          </table:table-cell>
          <table:table-cell table:style-name="ce8" office:value-type="string" calcext:value-type="string">
            <text:p>ΚΤ-125650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LG FLATRON W1943SS</text:p>
          </table:table-cell>
          <table:table-cell table:style-name="ce8" office:value-type="string" calcext:value-type="string">
            <text:p>ΚΤ-125651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LG FLATRON W1943SS</text:p>
          </table:table-cell>
          <table:table-cell table:style-name="ce8" office:value-type="string" calcext:value-type="string">
            <text:p>ΚΤ-125652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GENERIC WORKSTATION</text:p>
          </table:table-cell>
          <table:table-cell table:style-name="ce8" office:value-type="string" calcext:value-type="string">
            <text:p>ΚΤ-125653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GENERIC TOWER MIDI</text:p>
            <text:p>SEAGATE BARRACUDA 3.5" SATA 320GB</text:p>
            <text:p>LG GH22NS40 DVD- R/W</text:p>
            <text:p>GENERIC DDR2 SDRAM 2GB 666MHz</text:p>
            <text:p>INTEL E7400 CORE 2 DUO 2.8 GHz</text:p>
            <text:p>WINDOWS VISTA HOME PREMIUM 32bit</text:p>
            <text:p>ASUS P5KPL-AM SOCKET 775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GENERIC WORKSTATION</text:p>
          </table:table-cell>
          <table:table-cell table:style-name="ce8" office:value-type="string" calcext:value-type="string">
            <text:p>ΚΤ-125654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GENERIC TOWER MIDI</text:p>
            <text:p>SEAGATE BARRACUDA 3.5" SATA 320GB</text:p>
            <text:p>LG GH22NS40 DVD- R/W</text:p>
            <text:p>GENERIC DDR2 SDRAM 2GB 666MHz</text:p>
            <text:p>INTEL E7400 CORE 2 DUO 2.8 GHz</text:p>
            <text:p>WINDOWS VISTA HOME PREMIUM 32bit</text:p>
            <text:p>ASUS P5KPL-AM SOCKET 775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GENERIC WORKSTATION</text:p>
          </table:table-cell>
          <table:table-cell table:style-name="ce8" office:value-type="string" calcext:value-type="string">
            <text:p>ΚΤ-125655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GENERIC TOWER MIDI</text:p>
            <text:p>SEAGATE BARRACUDA 3.5" SATA 320GB</text:p>
            <text:p>LG GH22NS40 DVD- R/W</text:p>
            <text:p>GENERIC DDR2 SDRAM 2GB 666MHz</text:p>
            <text:p>INTEL E7400 CORE 2 DUO 2.8 GHz</text:p>
            <text:p>WINDOWS VISTA HOME PREMIUM 32bit</text:p>
            <text:p>ASUS P5KPL-AM SOCKET 775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GENERIC WORKSTATION</text:p>
          </table:table-cell>
          <table:table-cell table:style-name="ce8" office:value-type="string" calcext:value-type="string">
            <text:p>ΚΤ-125656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GENERIC TOWER MIDI</text:p>
            <text:p>SEAGATE BARRACUDA 3.5" SATA 320GB</text:p>
            <text:p>LG GH22NS40 DVD- R/W</text:p>
            <text:p>GENERIC DDR2 SDRAM 2GB 666MHz</text:p>
            <text:p>INTEL E7400 CORE 2 DUO 2.8 GHz</text:p>
            <text:p>WINDOWS VISTA HOME PREMIUM 32bit</text:p>
            <text:p>ASUS P5KPL-AM SOCKET 775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GENERIC WORKSTATION</text:p>
          </table:table-cell>
          <table:table-cell table:style-name="ce8" office:value-type="string" calcext:value-type="string">
            <text:p>ΚΤ-125657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GENERIC TOWER MIDI</text:p>
            <text:p>SEAGATE BARRACUDA 3.5" SATA 320GB</text:p>
            <text:p>LG GH22NS40 DVD- R/W</text:p>
            <text:p>GENERIC DDR2 SDRAM 2GB 666MHz</text:p>
            <text:p>INTEL E7400 CORE 2 DUO 2.8 GHz</text:p>
            <text:p>WINDOWS VISTA HOME PREMIUM 32bit</text:p>
            <text:p>ASUS P5KPL-AM SOCKET 775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GENERIC WORKSTATION</text:p>
          </table:table-cell>
          <table:table-cell table:style-name="ce8" office:value-type="string" calcext:value-type="string">
            <text:p>ΚΤ-125658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GENERIC TOWER MIDI</text:p>
            <text:p>SEAGATE BARRACUDA 3.5" SATA 320GB</text:p>
            <text:p>LG GH22NS40 DVD- R/W</text:p>
            <text:p>GENERIC DDR2 SDRAM 2GB 666MHz</text:p>
            <text:p>INTEL E7400 CORE 2 DUO 2.8 GHz</text:p>
            <text:p>WINDOWS VISTA HOME PREMIUM 32bit</text:p>
            <text:p>ASUS P5KPL-AM SOCKET 775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GENERIC WORKSTATION</text:p>
          </table:table-cell>
          <table:table-cell table:style-name="ce8" office:value-type="string" calcext:value-type="string">
            <text:p>ΚΤ-125659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GENERIC TOWER MIDI</text:p>
            <text:p>SEAGATE BARRACUDA 3.5" SATA 320GB</text:p>
            <text:p>LG GH22NS40 DVD- R/W</text:p>
            <text:p>GENERIC DDR2 SDRAM 2GB 666MHz</text:p>
            <text:p>INTEL E7400 CORE 2 DUO 2.8 GHz</text:p>
            <text:p>WINDOWS VISTA HOME PREMIUM 32bit</text:p>
            <text:p>ASUS P5KPL-AM SOCKET 775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GENERIC WORKSTATION</text:p>
          </table:table-cell>
          <table:table-cell table:style-name="ce8" office:value-type="string" calcext:value-type="string">
            <text:p>ΚΤ-12566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GENERIC TOWER MIDI</text:p>
            <text:p>SEAGATE BARRACUDA 3.5" SATA 320GB</text:p>
            <text:p>LG GH22NS40 DVD- R/W</text:p>
            <text:p>GENERIC DDR2 SDRAM 2GB 666MHz</text:p>
            <text:p>INTEL E7400 CORE 2 DUO 2.8 GHz</text:p>
            <text:p>WINDOWS VISTA HOME PREMIUM 32bit</text:p>
            <text:p>ASUS P5KPL-AM SOCKET 775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GENERIC WORKSTATION</text:p>
          </table:table-cell>
          <table:table-cell table:style-name="ce8" office:value-type="string" calcext:value-type="string">
            <text:p>ΚΤ-125661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GENERIC TOWER MIDI</text:p>
            <text:p>SEAGATE BARRACUDA 3.5" SATA 320GB</text:p>
            <text:p>LG GH22NS40 DVD- R/W</text:p>
            <text:p>GENERIC DDR2 SDRAM 2GB 666MHz</text:p>
            <text:p>INTEL E7400 CORE 2 DUO 2.8 GHz</text:p>
            <text:p>WINDOWS VISTA HOME PREMIUM 32bit</text:p>
            <text:p>ASUS P5KPL-AM SOCKET 775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GENERIC WORKSTATION</text:p>
          </table:table-cell>
          <table:table-cell table:style-name="ce8" office:value-type="string" calcext:value-type="string">
            <text:p>ΚΤ-125662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GENERIC TOWER MIDI</text:p>
            <text:p>SEAGATE BARRACUDA 3.5" SATA 320GB</text:p>
            <text:p>LG GH22NS40 DVD- R/W</text:p>
            <text:p>GENERIC DDR2 SDRAM 2GB 666MHz</text:p>
            <text:p>INTEL E7400 CORE 2 DUO 2.8 GHz</text:p>
            <text:p>WINDOWS VISTA HOME PREMIUM 32bit</text:p>
            <text:p>ASUS P5KPL-AM SOCKET 775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GENERIC WORKSTATION</text:p>
          </table:table-cell>
          <table:table-cell table:style-name="ce8" office:value-type="string" calcext:value-type="string">
            <text:p>ΚΤ-125663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GENERIC TOWER MIDI</text:p>
            <text:p>SEAGATE BARRACUDA 3.5" SATA 320GB</text:p>
            <text:p>LG GH22NS40 DVD- R/W</text:p>
            <text:p>GENERIC DDR2 SDRAM 2GB 666MHz</text:p>
            <text:p>INTEL E7400 CORE 2 DUO 2.8 GHz</text:p>
            <text:p>WINDOWS VISTA HOME PREMIUM 32bit</text:p>
            <text:p>ASUS P5KPL-AM SOCKET 775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GENIUS SP-S110 basic speakers</text:p>
          </table:table-cell>
          <table:table-cell table:style-name="ce8" office:value-type="string" calcext:value-type="string">
            <text:p>ΚΤ-125664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GENIUS SP-S110 basic speakers</text:p>
          </table:table-cell>
          <table:table-cell table:style-name="ce8" office:value-type="string" calcext:value-type="string">
            <text:p>ΚΤ-125665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MICROSOFT BASIC OPTICAL MOUSE 1.0A</text:p>
          </table:table-cell>
          <table:table-cell table:style-name="ce8" office:value-type="string" calcext:value-type="string">
            <text:p>ΚΤ-125666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MICROSOFT BASIC OPTICAL MOUSE 1.0A</text:p>
          </table:table-cell>
          <table:table-cell table:style-name="ce8" office:value-type="string" calcext:value-type="string">
            <text:p>ΚΤ-125667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MICROSOFT BASIC OPTICAL MOUSE 1.0A</text:p>
          </table:table-cell>
          <table:table-cell table:style-name="ce8" office:value-type="string" calcext:value-type="string">
            <text:p>ΚΤ-125668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MICROSOFT BASIC OPTICAL MOUSE 1.0A</text:p>
          </table:table-cell>
          <table:table-cell table:style-name="ce8" office:value-type="string" calcext:value-type="string">
            <text:p>ΚΤ-125669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MICROSOFT BASIC OPTICAL MOUSE 1.0A</text:p>
          </table:table-cell>
          <table:table-cell table:style-name="ce8" office:value-type="string" calcext:value-type="string">
            <text:p>ΚΤ-125670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MICROSOFT BASIC OPTICAL MOUSE 1.0A</text:p>
          </table:table-cell>
          <table:table-cell table:style-name="ce8" office:value-type="string" calcext:value-type="string">
            <text:p>ΚΤ-125671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MICROSOFT BASIC OPTICAL MOUSE 1.0A</text:p>
          </table:table-cell>
          <table:table-cell table:style-name="ce8" office:value-type="string" calcext:value-type="string">
            <text:p>ΚΤ-125672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MICROSOFT BASIC OPTICAL MOUSE 1.0A</text:p>
          </table:table-cell>
          <table:table-cell table:style-name="ce8" office:value-type="string" calcext:value-type="string">
            <text:p>ΚΤ-125673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MICROSOFT BASIC OPTICAL MOUSE 1.0A</text:p>
          </table:table-cell>
          <table:table-cell table:style-name="ce8" office:value-type="string" calcext:value-type="string">
            <text:p>ΚΤ-125674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MICROSOFT BASIC OPTICAL MOUSE 1.0A</text:p>
          </table:table-cell>
          <table:table-cell table:style-name="ce8" office:value-type="string" calcext:value-type="string">
            <text:p>ΚΤ-125675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WHEEL MOUSE OPTICAL</text:p>
          </table:table-cell>
          <table:table-cell table:style-name="ce8" office:value-type="string" calcext:value-type="string">
            <text:p>ΚΤ-125676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MANHATTAN SPEAKERS 2300</text:p>
          </table:table-cell>
          <table:table-cell table:style-name="ce8" office:value-type="string" calcext:value-type="string">
            <text:p>ΚΤ-125677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MANHATTAN SPEAKERS 2300</text:p>
          </table:table-cell>
          <table:table-cell table:style-name="ce8" office:value-type="string" calcext:value-type="string">
            <text:p>ΚΤ-125678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MANHATTAN SPEAKERS 2300</text:p>
          </table:table-cell>
          <table:table-cell table:style-name="ce8" office:value-type="string" calcext:value-type="string">
            <text:p>ΚΤ-125679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MANHATTAN SPEAKERS 2300</text:p>
          </table:table-cell>
          <table:table-cell table:style-name="ce8" office:value-type="string" calcext:value-type="string">
            <text:p>ΚΤ-125680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MANHATTAN SPEAKERS 2300</text:p>
          </table:table-cell>
          <table:table-cell table:style-name="ce8" office:value-type="string" calcext:value-type="string">
            <text:p>ΚΤ-125681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MANHATTAN SPEAKERS 2300</text:p>
          </table:table-cell>
          <table:table-cell table:style-name="ce8" office:value-type="string" calcext:value-type="string">
            <text:p>ΚΤ-125682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MANHATTAN SPEAKERS 2300</text:p>
          </table:table-cell>
          <table:table-cell table:style-name="ce8" office:value-type="string" calcext:value-type="string">
            <text:p>ΚΤ-125683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MANHATTAN SPEAKERS 2300</text:p>
          </table:table-cell>
          <table:table-cell table:style-name="ce8" office:value-type="string" calcext:value-type="string">
            <text:p>ΚΤ-125684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223 στις 21/12/2009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ΚΡΑΤΙΚΟΣ ΠΡΟΥΠΟΛΟΓΙΣΜΟΣ</text:p>
          </table:table-cell>
          <table:table-cell table:style-name="ce8" office:value-type="string" calcext:value-type="string">
            <text:p>TURBO-X ΠΛΗΚΤΡΟΛΟΓΙΟ</text:p>
          </table:table-cell>
          <table:table-cell table:style-name="ce8" office:value-type="string" calcext:value-type="string">
            <text:p>ΚΤ-125685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ΤΔ411/148294 στις 23/11/2007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ΚΡΑΤΙΚΟΣ ΠΡΟΥΠΟΛΟΓΙΣΜΟΣ</text:p>
          </table:table-cell>
          <table:table-cell table:style-name="ce8" office:value-type="string" calcext:value-type="string">
            <text:p>TURBO-X ΠΛΗΚΤΡΟΛΟΓΙΟ</text:p>
          </table:table-cell>
          <table:table-cell table:style-name="ce8" office:value-type="string" calcext:value-type="string">
            <text:p>ΚΤ-125686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ΤΔ411/148294 στις 23/11/2007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ΚΡΑΤΙΚΟΣ ΠΡΟΥΠΟΛΟΓΙΣΜΟΣ</text:p>
          </table:table-cell>
          <table:table-cell table:style-name="ce8" office:value-type="string" calcext:value-type="string">
            <text:p>TURBO-X ΠΛΗΚΤΡΟΛΟΓΙΟ</text:p>
          </table:table-cell>
          <table:table-cell table:style-name="ce8" office:value-type="string" calcext:value-type="string">
            <text:p>ΚΤ-125687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ΤΔ411/148294 στις 23/11/2007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ΚΡΑΤΙΚΟΣ ΠΡΟΥΠΟΛΟΓΙΣΜΟΣ</text:p>
          </table:table-cell>
          <table:table-cell table:style-name="ce8" office:value-type="string" calcext:value-type="string">
            <text:p>TURBO-X ΠΛΗΚΤΡΟΛΟΓΙΟ</text:p>
          </table:table-cell>
          <table:table-cell table:style-name="ce8" office:value-type="string" calcext:value-type="string">
            <text:p>ΚΤ-125688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ΤΔ411/148294 στις 23/11/2007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ΚΡΑΤΙΚΟΣ ΠΡΟΥΠΟΛΟΓΙΣΜΟΣ</text:p>
          </table:table-cell>
          <table:table-cell table:style-name="ce8" office:value-type="string" calcext:value-type="string">
            <text:p>TURBO-X ΠΛΗΚΤΡΟΛΟΓΙΟ</text:p>
          </table:table-cell>
          <table:table-cell table:style-name="ce8" office:value-type="string" calcext:value-type="string">
            <text:p>ΚΤ-125689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ΤΔ411/148294 στις 23/11/2007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ΚΡΑΤΙΚΟΣ ΠΡΟΥΠΟΛΟΓΙΣΜΟΣ</text:p>
          </table:table-cell>
          <table:table-cell table:style-name="ce8" office:value-type="string" calcext:value-type="string">
            <text:p>TURBO-X ΠΛΗΚΤΡΟΛΟΓΙΟ</text:p>
          </table:table-cell>
          <table:table-cell table:style-name="ce8" office:value-type="string" calcext:value-type="string">
            <text:p>ΚΤ-125690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ΤΔ411/148294 στις 23/11/2007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ΚΡΑΤΙΚΟΣ ΠΡΟΥΠΟΛΟΓΙΣΜΟΣ</text:p>
          </table:table-cell>
          <table:table-cell table:style-name="ce8" office:value-type="string" calcext:value-type="string">
            <text:p>TURBO-X ΠΛΗΚΤΡΟΛΟΓΙΟ</text:p>
          </table:table-cell>
          <table:table-cell table:style-name="ce8" office:value-type="string" calcext:value-type="string">
            <text:p>ΚΤ-125691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ΤΔ411/148294 στις 23/11/2007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ΚΡΑΤΙΚΟΣ ΠΡΟΥΠΟΛΟΓΙΣΜΟΣ</text:p>
          </table:table-cell>
          <table:table-cell table:style-name="ce8" office:value-type="string" calcext:value-type="string">
            <text:p>TURBO-X ΠΛΗΚΤΡΟΛΟΓΙΟ</text:p>
          </table:table-cell>
          <table:table-cell table:style-name="ce8" office:value-type="string" calcext:value-type="string">
            <text:p>ΚΤ-125692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ΤΔ411/148294 στις 23/11/2007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ΚΡΑΤΙΚΟΣ ΠΡΟΥΠΟΛΟΓΙΣΜΟΣ</text:p>
          </table:table-cell>
          <table:table-cell table:style-name="ce8" office:value-type="string" calcext:value-type="string">
            <text:p>TURBO-X ΠΛΗΚΤΡΟΛΟΓΙΟ</text:p>
          </table:table-cell>
          <table:table-cell table:style-name="ce8" office:value-type="string" calcext:value-type="string">
            <text:p>ΚΤ-125693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ΤΔ411/148294 στις 23/11/2007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ΚΡΑΤΙΚΟΣ ΠΡΟΥΠΟΛΟΓΙΣΜΟΣ</text:p>
          </table:table-cell>
          <table:table-cell table:style-name="ce8" office:value-type="string" calcext:value-type="string">
            <text:p>TURBO-X ΠΛΗΚΤΡΟΛΟΓΙΟ</text:p>
          </table:table-cell>
          <table:table-cell table:style-name="ce8" office:value-type="string" calcext:value-type="string">
            <text:p>ΚΤ-125694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ΤΔ411/148294 στις 23/11/2007</text:p>
          </table:table-cell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ΚΡΑΤΙΚΟΣ ΠΡΟΥΠΟΛΟΓΙΣΜΟΣ</text:p>
          </table:table-cell>
          <table:table-cell table:style-name="ce8" office:value-type="string" calcext:value-type="string">
            <text:p>TURBO X WORKSTATION</text:p>
          </table:table-cell>
          <table:table-cell table:style-name="ce8" office:value-type="string" calcext:value-type="string">
            <text:p>ΚΤ-125695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INTEL E4500 CORE 2 DUO 2.2 GHz</text:p>
            <text:p>SAMSUNG Spinpoint 3.5" SATA 320GB</text:p>
            <text:p>WINDOWS VISTA HOME PREMIUM 32bit</text:p>
            <text:p>GENERIC DDR2 SDRAM 1GB 666MHz</text:p>
            <text:p>LG GSA-H50LRBB LSCRIBE DVD- R/W</text:p>
            <text:p>GENERIC TOWER MIDI</text:p>
            <text:p>ASUS P5KPL-VM SOCKET 775</text:p>
          </table:table-cell>
          <table:table-cell table:style-name="ce8" office:value-type="string" calcext:value-type="string">
            <text:p>Lab4pc1</text:p>
          </table:table-cell>
          <table:table-cell table:style-name="ce8" office:value-type="string" calcext:value-type="string">
            <text:p>ΤΔ411/148294 στις 23/11/2007</text:p>
          </table:table-cell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ΚΡΑΤΙΚΟΣ ΠΡΟΥΠΟΛΟΓΙΣΜΟΣ</text:p>
          </table:table-cell>
          <table:table-cell table:style-name="ce8" office:value-type="string" calcext:value-type="string">
            <text:p>TURBO X WORKSTATION</text:p>
          </table:table-cell>
          <table:table-cell table:style-name="ce8" office:value-type="string" calcext:value-type="string">
            <text:p>ΚΤ-125696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INTEL E4500 CORE 2 DUO 2.2 GHz</text:p>
            <text:p>SAMSUNG Spinpoint 3.5" SATA 320GB</text:p>
            <text:p>WINDOWS VISTA HOME PREMIUM 32bit</text:p>
            <text:p>GENERIC DDR2 SDRAM 1GB 666MHz</text:p>
            <text:p>LG GSA-H50LRBB LSCRIBE DVD- R/W</text:p>
            <text:p>GENERIC TOWER MIDI</text:p>
            <text:p>ASUS P5KPL-VM SOCKET 775</text:p>
          </table:table-cell>
          <table:table-cell table:style-name="ce8" office:value-type="string" calcext:value-type="string">
            <text:p>Lab4pc2</text:p>
          </table:table-cell>
          <table:table-cell table:style-name="ce8" office:value-type="string" calcext:value-type="string">
            <text:p>ΤΔ411/148294 στις 23/11/2007</text:p>
          </table:table-cell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ΚΡΑΤΙΚΟΣ ΠΡΟΥΠΟΛΟΓΙΣΜΟΣ</text:p>
          </table:table-cell>
          <table:table-cell table:style-name="ce8" office:value-type="string" calcext:value-type="string">
            <text:p>TURBO X WORKSTATION</text:p>
          </table:table-cell>
          <table:table-cell table:style-name="ce8" office:value-type="string" calcext:value-type="string">
            <text:p>ΚΤ-125697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INTEL E4500 CORE 2 DUO 2.2 GHz</text:p>
            <text:p>WINDOWS VISTA HOME PREMIUM 32bit</text:p>
            <text:p>GENERIC DDR2 SDRAM 1GB 666MHz</text:p>
            <text:p>LG GSA-H50LRBB LSCRIBE DVD- R/W</text:p>
            <text:p>GENERIC TOWER MIDI</text:p>
            <text:p>ASUS P5KPL-VM SOCKET 775</text:p>
            <text:p>SEAGATE 3.5" ATA 500GB</text:p>
          </table:table-cell>
          <table:table-cell table:style-name="ce8" office:value-type="string" calcext:value-type="string">
            <text:p>Lab4pc3</text:p>
          </table:table-cell>
          <table:table-cell table:style-name="ce8" office:value-type="string" calcext:value-type="string">
            <text:p>ΤΔ411/148294 στις 23/11/2007</text:p>
          </table:table-cell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ΚΡΑΤΙΚΟΣ ΠΡΟΥΠΟΛΟΓΙΣΜΟΣ</text:p>
          </table:table-cell>
          <table:table-cell table:style-name="ce8" office:value-type="string" calcext:value-type="string">
            <text:p>TURBO X WORKSTATION</text:p>
          </table:table-cell>
          <table:table-cell table:style-name="ce8" office:value-type="string" calcext:value-type="string">
            <text:p>ΚΤ-125698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INTEL E4500 CORE 2 DUO 2.2 GHz</text:p>
            <text:p>SAMSUNG Spinpoint 3.5" SATA 320GB</text:p>
            <text:p>WINDOWS VISTA HOME PREMIUM 32bit</text:p>
            <text:p>GENERIC DDR2 SDRAM 1GB 666MHz</text:p>
            <text:p>LG GSA-H50LRBB LSCRIBE DVD- R/W</text:p>
            <text:p>GENERIC TOWER MIDI</text:p>
            <text:p>ASUS P5KPL-VM SOCKET 775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ΤΔ411/148294 στις 23/11/2007</text:p>
          </table:table-cell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ΚΡΑΤΙΚΟΣ ΠΡΟΥΠΟΛΟΓΙΣΜΟΣ</text:p>
          </table:table-cell>
          <table:table-cell table:style-name="ce8" office:value-type="string" calcext:value-type="string">
            <text:p>TURBO X WORKSTATION</text:p>
          </table:table-cell>
          <table:table-cell table:style-name="ce8" office:value-type="string" calcext:value-type="string">
            <text:p>ΚΤ-125699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INTEL E4500 CORE 2 DUO 2.2 GHz</text:p>
            <text:p>SAMSUNG Spinpoint 3.5" SATA 320GB</text:p>
            <text:p>WINDOWS VISTA HOME PREMIUM 32bit</text:p>
            <text:p>GENERIC DDR2 SDRAM 1GB 666MHz</text:p>
            <text:p>LG GSA-H50LRBB LSCRIBE DVD- R/W</text:p>
            <text:p>GENERIC TOWER MIDI</text:p>
            <text:p>ASUS P5KPL-VM SOCKET 775</text:p>
          </table:table-cell>
          <table:table-cell table:style-name="ce8" office:value-type="string" calcext:value-type="string">
            <text:p>Lab4pc5</text:p>
          </table:table-cell>
          <table:table-cell table:style-name="ce8" office:value-type="string" calcext:value-type="string">
            <text:p>ΤΔ411/148294 στις 23/11/2007</text:p>
          </table:table-cell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ΚΡΑΤΙΚΟΣ ΠΡΟΥΠΟΛΟΓΙΣΜΟΣ</text:p>
          </table:table-cell>
          <table:table-cell table:style-name="ce8" office:value-type="string" calcext:value-type="string">
            <text:p>TURBO X WORKSTATION</text:p>
          </table:table-cell>
          <table:table-cell table:style-name="ce8" office:value-type="string" calcext:value-type="string">
            <text:p>ΚΤ-1257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INTEL E4500 CORE 2 DUO 2.2 GHz</text:p>
            <text:p>SAMSUNG Spinpoint 3.5" SATA 320GB</text:p>
            <text:p>WINDOWS VISTA HOME PREMIUM 32bit</text:p>
            <text:p>GENERIC DDR2 SDRAM 1GB 666MHz</text:p>
            <text:p>LG GSA-H50LRBB LSCRIBE DVD- R/W</text:p>
            <text:p>GENERIC TOWER MIDI</text:p>
            <text:p>ASUS P5KPL-VM SOCKET 775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ΤΔ411/148294 στις 23/11/2007</text:p>
          </table:table-cell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ΚΡΑΤΙΚΟΣ ΠΡΟΥΠΟΛΟΓΙΣΜΟΣ</text:p>
          </table:table-cell>
          <table:table-cell table:style-name="ce8" office:value-type="string" calcext:value-type="string">
            <text:p>TURBO X WORKSTATION</text:p>
          </table:table-cell>
          <table:table-cell table:style-name="ce8" office:value-type="string" calcext:value-type="string">
            <text:p>ΚΤ-125701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INTEL E4500 CORE 2 DUO 2.2 GHz</text:p>
            <text:p>SAMSUNG Spinpoint 3.5" SATA 320GB</text:p>
            <text:p>WINDOWS VISTA HOME PREMIUM 32bit</text:p>
            <text:p>GENERIC DDR2 SDRAM 1GB 666MHz</text:p>
            <text:p>LG GSA-H50LRBB LSCRIBE DVD- R/W</text:p>
            <text:p>GENERIC TOWER MIDI</text:p>
            <text:p>ASUS P5KPL-VM SOCKET 775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ΤΔ411/148294 στις 23/11/2007</text:p>
          </table:table-cell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ΚΡΑΤΙΚΟΣ ΠΡΟΥΠΟΛΟΓΙΣΜΟΣ</text:p>
          </table:table-cell>
          <table:table-cell table:style-name="ce8" office:value-type="string" calcext:value-type="string">
            <text:p>TURBO X WORKSTATION</text:p>
          </table:table-cell>
          <table:table-cell table:style-name="ce8" office:value-type="string" calcext:value-type="string">
            <text:p>ΚΤ-125702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INTEL E4500 CORE 2 DUO 2.2 GHz</text:p>
            <text:p>SAMSUNG Spinpoint 3.5" SATA 320GB</text:p>
            <text:p>WINDOWS VISTA HOME PREMIUM 32bit</text:p>
            <text:p>GENERIC DDR2 SDRAM 1GB 666MHz</text:p>
            <text:p>LG GSA-H50LRBB LSCRIBE DVD- R/W</text:p>
            <text:p>GENERIC TOWER MIDI</text:p>
            <text:p>ASUS P5KPL-VM SOCKET 775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ΤΔ411/148294 στις 23/11/2007</text:p>
          </table:table-cell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ΚΡΑΤΙΚΟΣ ΠΡΟΥΠΟΛΟΓΙΣΜΟΣ</text:p>
          </table:table-cell>
          <table:table-cell table:style-name="ce8" office:value-type="string" calcext:value-type="string">
            <text:p>TURBO X WORKSTATION</text:p>
          </table:table-cell>
          <table:table-cell table:style-name="ce8" office:value-type="string" calcext:value-type="string">
            <text:p>ΚΤ-125703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INTEL E4500 CORE 2 DUO 2.2 GHz</text:p>
            <text:p>SAMSUNG Spinpoint 3.5" SATA 320GB</text:p>
            <text:p>WINDOWS VISTA HOME PREMIUM 32bit</text:p>
            <text:p>GENERIC DDR2 SDRAM 1GB 666MHz</text:p>
            <text:p>LG GSA-H50LRBB LSCRIBE DVD- R/W</text:p>
            <text:p>GENERIC TOWER MIDI</text:p>
            <text:p>ASUS P5KPL-VM SOCKET 775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ΤΔ411/148294 στις 23/11/2007</text:p>
          </table:table-cell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ΚΡΑΤΙΚΟΣ ΠΡΟΥΠΟΛΟΓΙΣΜΟΣ</text:p>
          </table:table-cell>
          <table:table-cell table:style-name="ce8" office:value-type="string" calcext:value-type="string">
            <text:p>TURBO X WORKSTATION</text:p>
          </table:table-cell>
          <table:table-cell table:style-name="ce8" office:value-type="string" calcext:value-type="string">
            <text:p>ΚΤ-125704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INTEL E4500 CORE 2 DUO 2.2 GHz</text:p>
            <text:p>SAMSUNG Spinpoint 3.5" SATA 320GB</text:p>
            <text:p>WINDOWS VISTA HOME PREMIUM 32bit</text:p>
            <text:p>GENERIC DDR2 SDRAM 1GB 666MHz</text:p>
            <text:p>LG GSA-H50LRBB LSCRIBE DVD- R/W</text:p>
            <text:p>GENERIC TOWER MIDI</text:p>
            <text:p>ASUS P5KPL-VM SOCKET 775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ΤΔ411/148294 στις 23/11/2007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ΚΡΑΤΙΚΟΣ ΠΡΟΥΠΟΛΟΓΙΣΜΟΣ</text:p>
          </table:table-cell>
          <table:table-cell table:style-name="ce8" office:value-type="string" calcext:value-type="string">
            <text:p>SWEEX MOUSE PS/2 BLACK</text:p>
          </table:table-cell>
          <table:table-cell table:style-name="ce8" office:value-type="string" calcext:value-type="string">
            <text:p>ΚΤ-125705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ΤΔ411/148294 στις 23/11/2007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ΚΡΑΤΙΚΟΣ ΠΡΟΥΠΟΛΟΓΙΣΜΟΣ</text:p>
          </table:table-cell>
          <table:table-cell table:style-name="ce8" office:value-type="string" calcext:value-type="string">
            <text:p>SWEEX MOUSE PS/2 BLACK</text:p>
          </table:table-cell>
          <table:table-cell table:style-name="ce8" office:value-type="string" calcext:value-type="string">
            <text:p>ΚΤ-125706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ΤΔ411/148294 στις 23/11/2007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ΚΡΑΤΙΚΟΣ ΠΡΟΥΠΟΛΟΓΙΣΜΟΣ</text:p>
          </table:table-cell>
          <table:table-cell table:style-name="ce8" office:value-type="string" calcext:value-type="string">
            <text:p>SWEEX MOUSE PS/2 BLACK</text:p>
          </table:table-cell>
          <table:table-cell table:style-name="ce8" office:value-type="string" calcext:value-type="string">
            <text:p>ΚΤ-125707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ΤΔ411/148294 στις 23/11/2007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ΚΡΑΤΙΚΟΣ ΠΡΟΥΠΟΛΟΓΙΣΜΟΣ</text:p>
          </table:table-cell>
          <table:table-cell table:style-name="ce8" office:value-type="string" calcext:value-type="string">
            <text:p>SWEEX MOUSE PS/2 BLACK</text:p>
          </table:table-cell>
          <table:table-cell table:style-name="ce8" office:value-type="string" calcext:value-type="string">
            <text:p>ΚΤ-125708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ΤΔ411/148294 στις 23/11/2007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ΚΡΑΤΙΚΟΣ ΠΡΟΥΠΟΛΟΓΙΣΜΟΣ</text:p>
          </table:table-cell>
          <table:table-cell table:style-name="ce8" office:value-type="string" calcext:value-type="string">
            <text:p>SWEEX MOUSE PS/2 BLACK</text:p>
          </table:table-cell>
          <table:table-cell table:style-name="ce8" office:value-type="string" calcext:value-type="string">
            <text:p>ΚΤ-125709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ΤΔ411/148294 στις 23/11/2007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ΚΡΑΤΙΚΟΣ ΠΡΟΥΠΟΛΟΓΙΣΜΟΣ</text:p>
          </table:table-cell>
          <table:table-cell table:style-name="ce8" office:value-type="string" calcext:value-type="string">
            <text:p>SWEEX MOUSE PS/2 BLACK</text:p>
          </table:table-cell>
          <table:table-cell table:style-name="ce8" office:value-type="string" calcext:value-type="string">
            <text:p>ΚΤ-125710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ΤΔ411/148294 στις 23/11/2007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ΚΡΑΤΙΚΟΣ ΠΡΟΥΠΟΛΟΓΙΣΜΟΣ</text:p>
          </table:table-cell>
          <table:table-cell table:style-name="ce8" office:value-type="string" calcext:value-type="string">
            <text:p>MICROSOFT BASIC OPTICAL MOUSE 1.0A</text:p>
          </table:table-cell>
          <table:table-cell table:style-name="ce8" office:value-type="string" calcext:value-type="string">
            <text:p>ΚΤ-125711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ΤΔ411/148294 στις 23/11/2007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ΚΡΑΤΙΚΟΣ ΠΡΟΥΠΟΛΟΓΙΣΜΟΣ</text:p>
          </table:table-cell>
          <table:table-cell table:style-name="ce8" office:value-type="string" calcext:value-type="string">
            <text:p>BTC OPTICAL MOUSE</text:p>
          </table:table-cell>
          <table:table-cell table:style-name="ce8" office:value-type="string" calcext:value-type="string">
            <text:p>ΚΤ-125712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ΤΔ411/148294 στις 23/11/2007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ΚΡΑΤΙΚΟΣ ΠΡΟΥΠΟΛΟΓΙΣΜΟΣ</text:p>
          </table:table-cell>
          <table:table-cell table:style-name="ce8" office:value-type="string" calcext:value-type="string">
            <text:p>SWEEX MOUSE PS/2 BLACK</text:p>
          </table:table-cell>
          <table:table-cell table:style-name="ce8" office:value-type="string" calcext:value-type="string">
            <text:p>ΚΤ-125713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ΤΔ411/148294 στις 23/11/2007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ΚΡΑΤΙΚΟΣ ΠΡΟΥΠΟΛΟΓΙΣΜΟΣ</text:p>
          </table:table-cell>
          <table:table-cell table:style-name="ce8" office:value-type="string" calcext:value-type="string">
            <text:p>SWEEX MOUSE PS/2 BLACK</text:p>
          </table:table-cell>
          <table:table-cell table:style-name="ce8" office:value-type="string" calcext:value-type="string">
            <text:p>ΚΤ-125714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ΤΔ411/148294 στις 23/11/2007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ΚΡΑΤΙΚΟΣ ΠΡΟΥΠΟΛΟΓΙΣΜΟΣ</text:p>
          </table:table-cell>
          <table:table-cell table:style-name="ce8" office:value-type="string" calcext:value-type="string">
            <text:p>TURBO-X 72AM</text:p>
          </table:table-cell>
          <table:table-cell table:style-name="ce8" office:value-type="string" calcext:value-type="string">
            <text:p>ΚΤ-125715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ΤΔ411/148294 στις 23/11/2007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ΚΡΑΤΙΚΟΣ ΠΡΟΥΠΟΛΟΓΙΣΜΟΣ</text:p>
          </table:table-cell>
          <table:table-cell table:style-name="ce8" office:value-type="string" calcext:value-type="string">
            <text:p>TURBO-X 72AM</text:p>
          </table:table-cell>
          <table:table-cell table:style-name="ce8" office:value-type="string" calcext:value-type="string">
            <text:p>ΚΤ-125716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ΤΔ411/148294 στις 23/11/2007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ΚΡΑΤΙΚΟΣ ΠΡΟΥΠΟΛΟΓΙΣΜΟΣ</text:p>
          </table:table-cell>
          <table:table-cell table:style-name="ce8" office:value-type="string" calcext:value-type="string">
            <text:p>TURBO-X 72AM</text:p>
          </table:table-cell>
          <table:table-cell table:style-name="ce8" office:value-type="string" calcext:value-type="string">
            <text:p>ΚΤ-125717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ΤΔ411/148294 στις 23/11/2007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ΚΡΑΤΙΚΟΣ ΠΡΟΥΠΟΛΟΓΙΣΜΟΣ</text:p>
          </table:table-cell>
          <table:table-cell table:style-name="ce8" office:value-type="string" calcext:value-type="string">
            <text:p>TURBO-X 72AM</text:p>
          </table:table-cell>
          <table:table-cell table:style-name="ce8" office:value-type="string" calcext:value-type="string">
            <text:p>ΚΤ-125718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ΤΔ411/148294 στις 23/11/2007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ΚΡΑΤΙΚΟΣ ΠΡΟΥΠΟΛΟΓΙΣΜΟΣ</text:p>
          </table:table-cell>
          <table:table-cell table:style-name="ce8" office:value-type="string" calcext:value-type="string">
            <text:p>TURBO-X 72AM</text:p>
          </table:table-cell>
          <table:table-cell table:style-name="ce8" office:value-type="string" calcext:value-type="string">
            <text:p>ΚΤ-125719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ΤΔ411/148294 στις 23/11/2007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ΚΡΑΤΙΚΟΣ ΠΡΟΥΠΟΛΟΓΙΣΜΟΣ</text:p>
          </table:table-cell>
          <table:table-cell table:style-name="ce8" office:value-type="string" calcext:value-type="string">
            <text:p>TURBO-X 72AM</text:p>
          </table:table-cell>
          <table:table-cell table:style-name="ce8" office:value-type="string" calcext:value-type="string">
            <text:p>ΚΤ-125720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ΤΔ411/148294 στις 23/11/2007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ΚΡΑΤΙΚΟΣ ΠΡΟΥΠΟΛΟΓΙΣΜΟΣ</text:p>
          </table:table-cell>
          <table:table-cell table:style-name="ce8" office:value-type="string" calcext:value-type="string">
            <text:p>TURBO-X 72AM</text:p>
          </table:table-cell>
          <table:table-cell table:style-name="ce8" office:value-type="string" calcext:value-type="string">
            <text:p>ΚΤ-125721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ΤΔ411/148294 στις 23/11/2007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ΚΡΑΤΙΚΟΣ ΠΡΟΥΠΟΛΟΓΙΣΜΟΣ</text:p>
          </table:table-cell>
          <table:table-cell table:style-name="ce8" office:value-type="string" calcext:value-type="string">
            <text:p>TURBO-X 72AM</text:p>
          </table:table-cell>
          <table:table-cell table:style-name="ce8" office:value-type="string" calcext:value-type="string">
            <text:p>ΚΤ-125722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ΤΔ411/148294 στις 23/11/2007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ΚΡΑΤΙΚΟΣ ΠΡΟΥΠΟΛΟΓΙΣΜΟΣ</text:p>
          </table:table-cell>
          <table:table-cell table:style-name="ce8" office:value-type="string" calcext:value-type="string">
            <text:p>TURBO-X 72AM</text:p>
          </table:table-cell>
          <table:table-cell table:style-name="ce8" office:value-type="string" calcext:value-type="string">
            <text:p>ΚΤ-125723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ΤΔ411/148294 στις 23/11/2007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ΚΡΑΤΙΚΟΣ ΠΡΟΥΠΟΛΟΓΙΣΜΟΣ</text:p>
          </table:table-cell>
          <table:table-cell table:style-name="ce8" office:value-type="string" calcext:value-type="string">
            <text:p>TURBO-X 72AM</text:p>
          </table:table-cell>
          <table:table-cell table:style-name="ce8" office:value-type="string" calcext:value-type="string">
            <text:p>ΚΤ-125724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ΤΔ411/148294 στις 23/11/2007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Genius KB-0138</text:p>
          </table:table-cell>
          <table:table-cell table:style-name="ce8" office:value-type="string" calcext:value-type="string">
            <text:p>ΚΤ-125725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MICROSOFT OPTICAL MOUSE 100</text:p>
          </table:table-cell>
          <table:table-cell table:style-name="ce8" office:value-type="string" calcext:value-type="string">
            <text:p>ΚΤ-125726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GENERIC WORKSTATION</text:p>
          </table:table-cell>
          <table:table-cell table:style-name="ce8" office:value-type="string" calcext:value-type="string">
            <text:p>ΚΤ-125727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AsRock 960GM-VGS3-FX SOCKET AM3+</text:p>
            <text:p>GENERIC TOWER MIDI</text:p>
            <text:p>KINGSTON DDR3 SDRAM 8GB 1333MHz</text:p>
            <text:p>UBUNTU LINUX</text:p>
            <text:p>WD CAVIAR BLUE 3.5" SATA 500GB</text:p>
            <text:p>GENERIC ATX 450 Watt</text:p>
            <text:p>AMD FX-8120 FX 3.1 GHz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GENERIC ΠΟΝΤΙΚΙ</text:p>
          </table:table-cell>
          <table:table-cell table:style-name="ce8" office:value-type="string" calcext:value-type="string">
            <text:p>ΚΤ-125729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PLATO PC</text:p>
          </table:table-cell>
          <table:table-cell table:style-name="ce8" office:value-type="string" calcext:value-type="string">
            <text:p>ΚΤ-12573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AsRock 960GM-VGS3-FX SOCKET AM3+</text:p>
            <text:p>UBUNTU LINUX</text:p>
            <text:p>WD CAVIAR BLUE 3.5" ATA 250GB</text:p>
            <text:p>GENERIC DDR2 SDRAM 2GB 666MHz</text:p>
            <text:p>AMD 145 SEMPRON 2.8 GHz</text:p>
            <text:p>GENERIC ATX 450 Watt</text:p>
            <text:p>SONY OPTIARC AD-5170A DVD- R/W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CREATIVE CT6840</text:p>
          </table:table-cell>
          <table:table-cell table:style-name="ce8" office:value-type="string" calcext:value-type="string">
            <text:p>ΚΤ-125731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ALTEC KWD-203</text:p>
          </table:table-cell>
          <table:table-cell table:style-name="ce8" office:value-type="string" calcext:value-type="string">
            <text:p>ΚΤ-126097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2/10/2014</text:p>
          </table:table-cell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GENERIC WORKSTATION</text:p>
          </table:table-cell>
          <table:table-cell table:style-name="ce8" office:value-type="string" calcext:value-type="string">
            <text:p>ΚΤ-126103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INTEL PENTIUM IV 1.8 GHz</text:p>
            <text:p>GENERIC HDD &lt; 40 GB</text:p>
            <text:p>WINDOWS XP HOME EDITION</text:p>
            <text:p>GENERIC DIMM 128MB 133MHz</text:p>
            <text:p>REALTEK RTL8139 PCI FAST ETHERNET</text:p>
            <text:p>NVIDIA RIVA TNT2 64MB</text:p>
            <text:p>GENERIC 256MB DIMM 256MB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2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BTC 5107 KEYBOARD PS/2</text:p>
          </table:table-cell>
          <table:table-cell table:style-name="ce8" office:value-type="string" calcext:value-type="string">
            <text:p>ΚΤ-126104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2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ACER 6511-TW</text:p>
          </table:table-cell>
          <table:table-cell table:style-name="ce8" office:value-type="string" calcext:value-type="string">
            <text:p>ΚΤ-126105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2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WHEEL MOUSE OPTICAL</text:p>
          </table:table-cell>
          <table:table-cell table:style-name="ce8" office:value-type="string" calcext:value-type="string">
            <text:p>ΚΤ-126111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2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WHEEL MOUSE OPTICAL</text:p>
          </table:table-cell>
          <table:table-cell table:style-name="ce8" office:value-type="string" calcext:value-type="string">
            <text:p>ΚΤ-126112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2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WHEEL MOUSE OPTICAL</text:p>
          </table:table-cell>
          <table:table-cell table:style-name="ce8" office:value-type="string" calcext:value-type="string">
            <text:p>ΚΤ-126113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2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PHILIPS</text:p>
          </table:table-cell>
          <table:table-cell table:style-name="ce8" office:value-type="string" calcext:value-type="string">
            <text:p>ΚΤ-126114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2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TURBO-X ΠΛΗΚΤΡΟΛΟΓΙΟ</text:p>
          </table:table-cell>
          <table:table-cell table:style-name="ce8" office:value-type="string" calcext:value-type="string">
            <text:p>ΚΤ-126115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2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TURBO-X ΠΛΗΚΤΡΟΛΟΓΙΟ</text:p>
          </table:table-cell>
          <table:table-cell table:style-name="ce8" office:value-type="string" calcext:value-type="string">
            <text:p>ΚΤ-126116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2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TL-SG1024 24p RACKMOUNT</text:p>
          </table:table-cell>
          <table:table-cell table:style-name="ce8" office:value-type="string" calcext:value-type="string">
            <text:p>ΚΤ-16017</text:p>
          </table:table-cell>
          <table:table-cell table:style-name="ce8" office:value-type="float" office:value="2147946001129" calcext:value-type="float">
            <text:p>2147946001129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146/10 στις 27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TURBO-X N150</text:p>
          </table:table-cell>
          <table:table-cell table:style-name="ce8" office:value-type="string" calcext:value-type="string">
            <text:p>ΚΤ-16032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414664/ΤΔ129 στις 23/09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GENERIC CABLE-560</text:p>
          </table:table-cell>
          <table:table-cell table:style-name="ce8" office:value-type="string" calcext:value-type="string">
            <text:p>ΚΤ-16039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6/05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TP-Link TD-W8961NB ADSL Ν300 WIRELESS</text:p>
          </table:table-cell>
          <table:table-cell table:style-name="ce8" office:value-type="string" calcext:value-type="string">
            <text:p>ΚΤ-16040</text:p>
          </table:table-cell>
          <table:table-cell table:style-name="ce8" office:value-type="string" calcext:value-type="string">
            <text:p>13A63401526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35103 στις 28/03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MIKROTIK 2011UAS-RM</text:p>
          </table:table-cell>
          <table:table-cell table:style-name="ce8" office:value-type="string" calcext:value-type="string">
            <text:p>ΚΤ-16041</text:p>
          </table:table-cell>
          <table:table-cell table:style-name="ce8" office:value-type="string" calcext:value-type="string">
            <text:p>4CA904317F70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2786 στις 04/03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Turbo-X SW-810F 8-Port Switch 10/100Mbps</text:p>
          </table:table-cell>
          <table:table-cell table:style-name="ce8" office:value-type="string" calcext:value-type="string">
            <text:p>ΚΤ-16042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285871 στις 18/12/2013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TurboX TX-185ELM</text:p>
          </table:table-cell>
          <table:table-cell table:style-name="ce8" office:value-type="string" calcext:value-type="string">
            <text:p>ΚΤ-16044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285871 στις 18/12/2013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TurboX TX-185ELM</text:p>
          </table:table-cell>
          <table:table-cell table:style-name="ce8" office:value-type="string" calcext:value-type="string">
            <text:p>ΚΤ-16045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285871 στις 18/12/2013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RENTRON ΕΠΙΤΟΙΧΙΟ RACK 12U</text:p>
          </table:table-cell>
          <table:table-cell table:style-name="ce8" office:value-type="string" calcext:value-type="string">
            <text:p>ΚΤ-16052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9/10/2001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TL-SF1024D 24-Port 10/100Mbps</text:p>
          </table:table-cell>
          <table:table-cell table:style-name="ce8" office:value-type="string" calcext:value-type="string">
            <text:p>ΚΤ-16394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315975/ΤΔ129 στις 16/10/2012</text:p>
          </table:table-cell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GENERIC WORKSTATION</text:p>
          </table:table-cell>
          <table:table-cell table:style-name="ce8" office:value-type="string" calcext:value-type="string">
            <text:p>ΚΤ-166394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UBUNTU LINUX</text:p>
            <text:p>INTEL 82547EI GIGABIT ETHERNET CONTROLLER</text:p>
            <text:p>GENERIC DDR3 SDRAM 2GB 1600MHz x2</text:p>
            <text:p>SEAGATE 3.5" IDE 80GB</text:p>
            <text:p>AMD 6300 FX 3.5 GHz</text:p>
            <text:p>ASUS M5A78L-M/USB3 SOCKET AM3+</text:p>
            <text:p>SAMSUNG SH-224 BB INTERNAL DVD- R/W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INNOVATOR KEYBOARD</text:p>
          </table:table-cell>
          <table:table-cell table:style-name="ce8" office:value-type="string" calcext:value-type="string">
            <text:p>ΚΤ-166396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WHEEL MOUSE OPTICAL</text:p>
          </table:table-cell>
          <table:table-cell table:style-name="ce8" office:value-type="string" calcext:value-type="string">
            <text:p>ΚΤ-166397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WHEEL MOUSE OPTICAL</text:p>
          </table:table-cell>
          <table:table-cell table:style-name="ce8" office:value-type="string" calcext:value-type="string">
            <text:p>ΚΤ-166398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WHEEL MOUSE OPTICAL</text:p>
          </table:table-cell>
          <table:table-cell table:style-name="ce8" office:value-type="string" calcext:value-type="string">
            <text:p>ΚΤ-166399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WHEEL MOUSE OPTICAL</text:p>
          </table:table-cell>
          <table:table-cell table:style-name="ce8" office:value-type="string" calcext:value-type="string">
            <text:p>ΚΤ-166400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WHEEL MOUSE OPTICAL</text:p>
          </table:table-cell>
          <table:table-cell table:style-name="ce8" office:value-type="string" calcext:value-type="string">
            <text:p>ΚΤ-166401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WHEEL MOUSE OPTICAL</text:p>
          </table:table-cell>
          <table:table-cell table:style-name="ce8" office:value-type="string" calcext:value-type="string">
            <text:p>ΚΤ-166402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WHEEL MOUSE OPTICAL</text:p>
          </table:table-cell>
          <table:table-cell table:style-name="ce8" office:value-type="string" calcext:value-type="string">
            <text:p>ΚΤ-166403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WHEEL MOUSE OPTICAL</text:p>
          </table:table-cell>
          <table:table-cell table:style-name="ce8" office:value-type="string" calcext:value-type="string">
            <text:p>ΚΤ-166404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WHEEL MOUSE OPTICAL</text:p>
          </table:table-cell>
          <table:table-cell table:style-name="ce8" office:value-type="string" calcext:value-type="string">
            <text:p>ΚΤ-166405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WHEEL MOUSE OPTICAL</text:p>
          </table:table-cell>
          <table:table-cell table:style-name="ce8" office:value-type="string" calcext:value-type="string">
            <text:p>ΚΤ-166406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WHEEL MOUSE OPTICAL</text:p>
          </table:table-cell>
          <table:table-cell table:style-name="ce8" office:value-type="string" calcext:value-type="string">
            <text:p>ΚΤ-166407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MICROSOFT BASIC 1.0A KEYBOARD</text:p>
          </table:table-cell>
          <table:table-cell table:style-name="ce8" office:value-type="string" calcext:value-type="string">
            <text:p>ΚΤ-166408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TURBO-X ΠΛΗΚΤΡΟΛΟΓΙΟ</text:p>
          </table:table-cell>
          <table:table-cell table:style-name="ce8" office:value-type="string" calcext:value-type="string">
            <text:p>ΚΤ-166409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MICROSOFT INTERNET READY PS/2</text:p>
          </table:table-cell>
          <table:table-cell table:style-name="ce8" office:value-type="string" calcext:value-type="string">
            <text:p>ΚΤ-166410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GENERIC ΠΛΗΚΤΡΟΛΟΓΙΟ</text:p>
          </table:table-cell>
          <table:table-cell table:style-name="ce8" office:value-type="string" calcext:value-type="string">
            <text:p>ΚΤ-166411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GENERIC ΠΛΗΚΤΡΟΛΟΓΙΟ</text:p>
          </table:table-cell>
          <table:table-cell table:style-name="ce8" office:value-type="string" calcext:value-type="string">
            <text:p>ΚΤ-166412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GENERIC ΠΛΗΚΤΡΟΛΟΓΙΟ</text:p>
          </table:table-cell>
          <table:table-cell table:style-name="ce8" office:value-type="string" calcext:value-type="string">
            <text:p>ΚΤ-166413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GENERIC ΠΛΗΚΤΡΟΛΟΓΙΟ</text:p>
          </table:table-cell>
          <table:table-cell table:style-name="ce8" office:value-type="string" calcext:value-type="string">
            <text:p>ΚΤ-166414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GENERIC ΠΛΗΚΤΡΟΛΟΓΙΟ</text:p>
          </table:table-cell>
          <table:table-cell table:style-name="ce8" office:value-type="string" calcext:value-type="string">
            <text:p>ΚΤ-166415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GENERIC ΠΛΗΚΤΡΟΛΟΓΙΟ</text:p>
          </table:table-cell>
          <table:table-cell table:style-name="ce8" office:value-type="string" calcext:value-type="string">
            <text:p>ΚΤ-166416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GENERIC ΠΛΗΚΤΡΟΛΟΓΙΟ</text:p>
          </table:table-cell>
          <table:table-cell table:style-name="ce8" office:value-type="string" calcext:value-type="string">
            <text:p>ΚΤ-166417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GENERIC ΠΛΗΚΤΡΟΛΟΓΙΟ</text:p>
          </table:table-cell>
          <table:table-cell table:style-name="ce8" office:value-type="string" calcext:value-type="string">
            <text:p>ΚΤ-166418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Philips 107S Standard Series</text:p>
          </table:table-cell>
          <table:table-cell table:style-name="ce8" office:value-type="string" calcext:value-type="string">
            <text:p>ΚΤ-166509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3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Cisco ATA 186 Analog Telephone Adapter</text:p>
          </table:table-cell>
          <table:table-cell table:style-name="ce8" office:value-type="string" calcext:value-type="string">
            <text:p>ΚΤ-19056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AT-8000/16</text:p>
          </table:table-cell>
          <table:table-cell table:style-name="ce8" office:value-type="string" calcext:value-type="string">
            <text:p>ΚΤ-19057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TL-SL1117 16P + 1GIGABIT</text:p>
          </table:table-cell>
          <table:table-cell table:style-name="ce8" office:value-type="string" calcext:value-type="string">
            <text:p>ΚΤ-19058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RENTRON Rack 9U</text:p>
          </table:table-cell>
          <table:table-cell table:style-name="ce8" office:value-type="string" calcext:value-type="string">
            <text:p>ΚΤ-19059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CENTRAL RACK 12U Επίτοιχο</text:p>
          </table:table-cell>
          <table:table-cell table:style-name="ce8" office:value-type="string" calcext:value-type="string">
            <text:p>ΚΤ-19060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PANDUIT PATCH PANEL 1U</text:p>
          </table:table-cell>
          <table:table-cell table:style-name="ce8" office:value-type="string" calcext:value-type="string">
            <text:p>ΚΤ-19061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GENERIC Patch Panel 24 ports</text:p>
          </table:table-cell>
          <table:table-cell table:style-name="ce8" office:value-type="string" calcext:value-type="string">
            <text:p>ΚΤ-19062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3COM OFFICECONNECT DUAL SPEED SWITCH 16 PLUS</text:p>
          </table:table-cell>
          <table:table-cell table:style-name="ce8" office:value-type="string" calcext:value-type="string">
            <text:p>ΚΤ-19066</text:p>
          </table:table-cell>
          <table:table-cell table:style-name="ce8" office:value-type="string" calcext:value-type="string">
            <text:p>3C16792A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Lynx M8</text:p>
          </table:table-cell>
          <table:table-cell table:style-name="ce8" office:value-type="string" calcext:value-type="string">
            <text:p>ΚΤ-19067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137 στις 19/12/2013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Lynx M8</text:p>
          </table:table-cell>
          <table:table-cell table:style-name="ce8" office:value-type="string" calcext:value-type="string">
            <text:p>ΚΤ-19068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137 στις 19/12/2013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Lynx M8</text:p>
          </table:table-cell>
          <table:table-cell table:style-name="ce8" office:value-type="string" calcext:value-type="string">
            <text:p>ΚΤ-19069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137 στις 19/12/2013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Lynx M8</text:p>
          </table:table-cell>
          <table:table-cell table:style-name="ce8" office:value-type="string" calcext:value-type="string">
            <text:p>ΚΤ-19075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137 στις 19/12/2013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Lynx M8</text:p>
          </table:table-cell>
          <table:table-cell table:style-name="ce8" office:value-type="string" calcext:value-type="string">
            <text:p>ΚΤ-19076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137 στις 19/12/2013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EPSON PERFECTION 1250</text:p>
          </table:table-cell>
          <table:table-cell table:style-name="ce8" office:value-type="string" calcext:value-type="string">
            <text:p>ΚΤ-19091</text:p>
          </table:table-cell>
          <table:table-cell table:style-name="ce8" office:value-type="string" calcext:value-type="string">
            <text:p>DS8W285836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JEAN JD177A7</text:p>
          </table:table-cell>
          <table:table-cell table:style-name="ce8" office:value-type="string" calcext:value-type="string">
            <text:p>ΚΤ-203182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Q MONITOR</text:p>
          </table:table-cell>
          <table:table-cell table:style-name="ce8" office:value-type="string" calcext:value-type="string">
            <text:p>ΚΤ-203184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5">
          <table:table-cell/>
          <table:table-cell table:style-name="ce8" office:value-type="string" calcext:value-type="string">
            <text:p>ΔΩΡΕΑ</text:p>
          </table:table-cell>
          <table:table-cell table:style-name="ce8" office:value-type="string" calcext:value-type="string">
            <text:p>DELL OPTIPLEX GX 760 SFF</text:p>
          </table:table-cell>
          <table:table-cell table:style-name="ce8" office:value-type="string" calcext:value-type="string">
            <text:p>ΚΤ-333732</text:p>
          </table:table-cell>
          <table:table-cell table:style-name="ce8" office:value-type="string" calcext:value-type="string">
            <text:p>CN-0dj363-71616-88c-0R8</text:p>
          </table:table-cell>
          <table:table-cell table:style-name="ce8" office:value-type="string" calcext:value-type="string">
            <text:p>SEAGATE BARRACUDA 3.5" SATA 80GB</text:p>
            <text:p>INTEL E5200 PENTIUM DUAL CORE 2.5 GHz</text:p>
            <text:p>GENERIC RAM DDR2 SDRAM 2GB 800MHz</text:p>
            <text:p>WINDOWS XP PROFESSIONAL 32bit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51/18-5-2016 στις 01/07/2017</text:p>
          </table:table-cell>
          <table:table-cell table:number-columns-repeated="1016"/>
        </table:table-row>
        <table:table-row table:style-name="ro5">
          <table:table-cell/>
          <table:table-cell table:style-name="ce8" office:value-type="string" calcext:value-type="string">
            <text:p>ΔΩΡΕΑ</text:p>
          </table:table-cell>
          <table:table-cell table:style-name="ce8" office:value-type="string" calcext:value-type="string">
            <text:p>DELL OPTIPLEX GX 760 SFF</text:p>
          </table:table-cell>
          <table:table-cell table:style-name="ce8" office:value-type="string" calcext:value-type="string">
            <text:p>ΚΤ-333733</text:p>
          </table:table-cell>
          <table:table-cell table:style-name="ce8" office:value-type="string" calcext:value-type="string">
            <text:p>CN-0k7743-70917-65T-A1Ig</text:p>
          </table:table-cell>
          <table:table-cell table:style-name="ce8" office:value-type="string" calcext:value-type="string">
            <text:p>SEAGATE BARRACUDA 3.5" SATA 80GB</text:p>
            <text:p>INTEL E5200 PENTIUM DUAL CORE 2.5 GHz</text:p>
            <text:p>GENERIC RAM DDR2 SDRAM 2GB 800MHz</text:p>
            <text:p>WINDOWS XP PROFESSIONAL 32bit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51/18-5-2016 στις 01/07/2017</text:p>
          </table:table-cell>
          <table:table-cell table:number-columns-repeated="1016"/>
        </table:table-row>
        <table:table-row table:style-name="ro5">
          <table:table-cell/>
          <table:table-cell table:style-name="ce8" office:value-type="string" calcext:value-type="string">
            <text:p>ΔΩΡΕΑ</text:p>
          </table:table-cell>
          <table:table-cell table:style-name="ce8" office:value-type="string" calcext:value-type="string">
            <text:p>DELL OPTIPLEX GX 760 SFF</text:p>
          </table:table-cell>
          <table:table-cell table:style-name="ce8" office:value-type="string" calcext:value-type="string">
            <text:p>ΚΤ-333734</text:p>
          </table:table-cell>
          <table:table-cell table:style-name="ce8" office:value-type="string" calcext:value-type="string">
            <text:p>cn-0dj363-71616-88c-00ac</text:p>
          </table:table-cell>
          <table:table-cell table:style-name="ce8" office:value-type="string" calcext:value-type="string">
            <text:p>SEAGATE BARRACUDA 3.5" SATA 80GB</text:p>
            <text:p>INTEL E5200 PENTIUM DUAL CORE 2.5 GHz</text:p>
            <text:p>GENERIC RAM DDR2 SDRAM 2GB 800MHz</text:p>
            <text:p>WINDOWS XP PROFESSIONAL 32bit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51/18-5-2016 στις 01/07/2017</text:p>
          </table:table-cell>
          <table:table-cell table:number-columns-repeated="1016"/>
        </table:table-row>
        <table:table-row table:style-name="ro5">
          <table:table-cell/>
          <table:table-cell table:style-name="ce8" office:value-type="string" calcext:value-type="string">
            <text:p>ΔΩΡΕΑ</text:p>
          </table:table-cell>
          <table:table-cell table:style-name="ce8" office:value-type="string" calcext:value-type="string">
            <text:p>DELL OPTIPLEX GX 760 SFF</text:p>
          </table:table-cell>
          <table:table-cell table:style-name="ce8" office:value-type="string" calcext:value-type="string">
            <text:p>ΚΤ-333735</text:p>
          </table:table-cell>
          <table:table-cell table:style-name="ce8" office:value-type="string" calcext:value-type="string">
            <text:p>cn-0n263f-65891-89s-0026-a00</text:p>
          </table:table-cell>
          <table:table-cell table:style-name="ce8" office:value-type="string" calcext:value-type="string">
            <text:p>SEAGATE BARRACUDA 3.5" SATA 80GB</text:p>
            <text:p>INTEL E5200 PENTIUM DUAL CORE 2.5 GHz</text:p>
            <text:p>GENERIC RAM DDR2 SDRAM 2GB 800MHz</text:p>
            <text:p>WINDOWS XP PROFESSIONAL 32bit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51/18-5-2016 στις 01/07/2017</text:p>
          </table:table-cell>
          <table:table-cell table:number-columns-repeated="1016"/>
        </table:table-row>
        <table:table-row table:style-name="ro5">
          <table:table-cell/>
          <table:table-cell table:style-name="ce8" office:value-type="string" calcext:value-type="string">
            <text:p>ΔΩΡΕΑ</text:p>
          </table:table-cell>
          <table:table-cell table:style-name="ce8" office:value-type="string" calcext:value-type="string">
            <text:p>DELL OPTIPLEX GX 760 SFF</text:p>
          </table:table-cell>
          <table:table-cell table:style-name="ce8" office:value-type="string" calcext:value-type="string">
            <text:p>ΚΤ-333736</text:p>
          </table:table-cell>
          <table:table-cell table:style-name="ce8" office:value-type="string" calcext:value-type="string">
            <text:p>cn-0n263f-65891-89s-003b-a00</text:p>
          </table:table-cell>
          <table:table-cell table:style-name="ce8" office:value-type="string" calcext:value-type="string">
            <text:p>SEAGATE BARRACUDA 3.5" SATA 80GB</text:p>
            <text:p>INTEL E5200 PENTIUM DUAL CORE 2.5 GHz</text:p>
            <text:p>GENERIC RAM DDR2 SDRAM 2GB 800MHz</text:p>
            <text:p>WINDOWS XP PROFESSIONAL 32bit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51/18-5-2016 στις 01/07/2017</text:p>
          </table:table-cell>
          <table:table-cell table:number-columns-repeated="1016"/>
        </table:table-row>
        <table:table-row table:style-name="ro5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HP COMPAQ 8200 Elite SFF</text:p>
          </table:table-cell>
          <table:table-cell table:style-name="ce8" office:value-type="string" calcext:value-type="string">
            <text:p>ΚΤ-368650</text:p>
          </table:table-cell>
          <table:table-cell table:style-name="ce8" office:value-type="string" calcext:value-type="string">
            <text:p>AUD21905YP</text:p>
          </table:table-cell>
          <table:table-cell table:style-name="ce8" office:value-type="string" calcext:value-type="string">
            <text:p>WINDOWS 7 PROFFESIONAL 64bit ΝΕΩΤΕΡΟ</text:p>
            <text:p>INTEL 2400 CORE i5 3.1 GHz</text:p>
            <text:p>SAMSUNG DDR3 SDRAM 4GB 1333MHz</text:p>
            <text:p>WD CAVIAR 3.5" SATA 320GB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4298 στις 21/03/2018</text:p>
          </table:table-cell>
          <table:table-cell table:number-columns-repeated="1016"/>
        </table:table-row>
        <table:table-row table:style-name="ro5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HP COMPAQ 8200 Elite SFF</text:p>
          </table:table-cell>
          <table:table-cell table:style-name="ce8" office:value-type="string" calcext:value-type="string">
            <text:p>ΚΤ-368651</text:p>
          </table:table-cell>
          <table:table-cell table:style-name="ce8" office:value-type="string" calcext:value-type="string">
            <text:p>AUD212084M</text:p>
          </table:table-cell>
          <table:table-cell table:style-name="ce8" office:value-type="string" calcext:value-type="string">
            <text:p>WINDOWS 7 PROFFESIONAL 64bit ΝΕΩΤΕΡΟ</text:p>
            <text:p>INTEL 2400 CORE i5 3.1 GHz</text:p>
            <text:p>SAMSUNG DDR3 SDRAM 4GB 1333MHz</text:p>
            <text:p>WD CAVIAR 3.5" SATA 320GB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4298 στις 21/03/2018</text:p>
          </table:table-cell>
          <table:table-cell table:number-columns-repeated="1016"/>
        </table:table-row>
        <table:table-row table:style-name="ro5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HP COMPAQ 8200 Elite SFF</text:p>
          </table:table-cell>
          <table:table-cell table:style-name="ce8" office:value-type="string" calcext:value-type="string">
            <text:p>ΚΤ-368652</text:p>
          </table:table-cell>
          <table:table-cell table:style-name="ce8" office:value-type="string" calcext:value-type="string">
            <text:p>AUD22105BH</text:p>
          </table:table-cell>
          <table:table-cell table:style-name="ce8" office:value-type="string" calcext:value-type="string">
            <text:p>WINDOWS 7 PROFFESIONAL 64bit ΝΕΩΤΕΡΟ</text:p>
            <text:p>INTEL 2400 CORE i5 3.1 GHz</text:p>
            <text:p>SAMSUNG DDR3 SDRAM 4GB 1333MHz</text:p>
            <text:p>WD CAVIAR 3.5" SATA 320GB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4298 στις 21/03/2018</text:p>
          </table:table-cell>
          <table:table-cell table:number-columns-repeated="1016"/>
        </table:table-row>
        <table:table-row table:style-name="ro5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HP COMPAQ 8200 Elite SFF</text:p>
          </table:table-cell>
          <table:table-cell table:style-name="ce8" office:value-type="string" calcext:value-type="string">
            <text:p>ΚΤ-368653</text:p>
          </table:table-cell>
          <table:table-cell table:style-name="ce8" office:value-type="string" calcext:value-type="string">
            <text:p>AUD23206SD</text:p>
          </table:table-cell>
          <table:table-cell table:style-name="ce8" office:value-type="string" calcext:value-type="string">
            <text:p>WINDOWS 7 PROFFESIONAL 64bit ΝΕΩΤΕΡΟ</text:p>
            <text:p>INTEL 2400 CORE i5 3.1 GHz</text:p>
            <text:p>SAMSUNG DDR3 SDRAM 4GB 1333MHz</text:p>
            <text:p>WD CAVIAR 3.5" SATA 320GB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4298 στις 21/03/2018</text:p>
          </table:table-cell>
          <table:table-cell table:number-columns-repeated="1016"/>
        </table:table-row>
        <table:table-row table:style-name="ro5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HP COMPAQ 8200 Elite SFF</text:p>
          </table:table-cell>
          <table:table-cell table:style-name="ce8" office:value-type="string" calcext:value-type="string">
            <text:p>ΚΤ-368654</text:p>
          </table:table-cell>
          <table:table-cell table:style-name="ce8" office:value-type="string" calcext:value-type="string">
            <text:p>AUD13606FC</text:p>
          </table:table-cell>
          <table:table-cell table:style-name="ce8" office:value-type="string" calcext:value-type="string">
            <text:p>WINDOWS 7 PROFFESIONAL 64bit ΝΕΩΤΕΡΟ</text:p>
            <text:p>INTEL 2400 CORE i5 3.1 GHz</text:p>
            <text:p>SAMSUNG DDR3 SDRAM 4GB 1333MHz</text:p>
            <text:p>WD CAVIAR 3.5" SATA 320GB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4298 στις 21/03/2018</text:p>
          </table:table-cell>
          <table:table-cell table:number-columns-repeated="1016"/>
        </table:table-row>
        <table:table-row table:style-name="ro5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HP COMPAQ 8200 Elite SFF</text:p>
          </table:table-cell>
          <table:table-cell table:style-name="ce8" office:value-type="string" calcext:value-type="string">
            <text:p>ΚΤ-368655</text:p>
          </table:table-cell>
          <table:table-cell table:style-name="ce8" office:value-type="string" calcext:value-type="string">
            <text:p>AUD23805GV</text:p>
          </table:table-cell>
          <table:table-cell table:style-name="ce8" office:value-type="string" calcext:value-type="string">
            <text:p>WINDOWS 7 PROFFESIONAL 64bit ΝΕΩΤΕΡΟ</text:p>
            <text:p>INTEL 2400 CORE i5 3.1 GHz</text:p>
            <text:p>SAMSUNG DDR3 SDRAM 4GB 1333MHz</text:p>
            <text:p>WD CAVIAR 3.5" SATA 320GB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4298 στις 21/03/2018</text:p>
          </table:table-cell>
          <table:table-cell table:number-columns-repeated="1016"/>
        </table:table-row>
        <table:table-row table:style-name="ro5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HP COMPAQ 8200 Elite SFF</text:p>
          </table:table-cell>
          <table:table-cell table:style-name="ce8" office:value-type="string" calcext:value-type="string">
            <text:p>ΚΤ-368656</text:p>
          </table:table-cell>
          <table:table-cell table:style-name="ce8" office:value-type="string" calcext:value-type="string">
            <text:p>AUD22603MB</text:p>
          </table:table-cell>
          <table:table-cell table:style-name="ce8" office:value-type="string" calcext:value-type="string">
            <text:p>WINDOWS 7 PROFFESIONAL 64bit ΝΕΩΤΕΡΟ</text:p>
            <text:p>INTEL 2400 CORE i5 3.1 GHz</text:p>
            <text:p>SAMSUNG DDR3 SDRAM 4GB 1333MHz</text:p>
            <text:p>WD CAVIAR 3.5" SATA 320GB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4298 στις 21/03/2018</text:p>
          </table:table-cell>
          <table:table-cell table:number-columns-repeated="1016"/>
        </table:table-row>
        <table:table-row table:style-name="ro5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HP COMPAQ 8200 Elite SFF</text:p>
          </table:table-cell>
          <table:table-cell table:style-name="ce8" office:value-type="string" calcext:value-type="string">
            <text:p>ΚΤ-368657</text:p>
          </table:table-cell>
          <table:table-cell table:style-name="ce8" office:value-type="string" calcext:value-type="string">
            <text:p>AUD14003ZV</text:p>
          </table:table-cell>
          <table:table-cell table:style-name="ce8" office:value-type="string" calcext:value-type="string">
            <text:p>WINDOWS 7 PROFFESIONAL 64bit ΝΕΩΤΕΡΟ</text:p>
            <text:p>INTEL 2400 CORE i5 3.1 GHz</text:p>
            <text:p>SAMSUNG DDR3 SDRAM 4GB 1333MHz</text:p>
            <text:p>WD CAVIAR 3.5" SATA 320GB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4298 στις 21/03/2018</text:p>
          </table:table-cell>
          <table:table-cell table:number-columns-repeated="1016"/>
        </table:table-row>
        <table:table-row table:style-name="ro5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HP COMPAQ 8200 Elite SFF</text:p>
          </table:table-cell>
          <table:table-cell table:style-name="ce8" office:value-type="string" calcext:value-type="string">
            <text:p>ΚΤ-368658</text:p>
          </table:table-cell>
          <table:table-cell table:style-name="ce8" office:value-type="string" calcext:value-type="string">
            <text:p>AUD22505D8</text:p>
          </table:table-cell>
          <table:table-cell table:style-name="ce8" office:value-type="string" calcext:value-type="string">
            <text:p>WINDOWS 7 PROFFESIONAL 64bit ΝΕΩΤΕΡΟ</text:p>
            <text:p>INTEL 2400 CORE i5 3.1 GHz</text:p>
            <text:p>SAMSUNG DDR3 SDRAM 4GB 1333MHz</text:p>
            <text:p>WD CAVIAR 3.5" SATA 320GB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4298 στις 21/03/2018</text:p>
          </table:table-cell>
          <table:table-cell table:number-columns-repeated="1016"/>
        </table:table-row>
        <table:table-row table:style-name="ro5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HP COMPAQ 8200 Elite SFF</text:p>
          </table:table-cell>
          <table:table-cell table:style-name="ce8" office:value-type="string" calcext:value-type="string">
            <text:p>ΚΤ-368659</text:p>
          </table:table-cell>
          <table:table-cell table:style-name="ce8" office:value-type="string" calcext:value-type="string">
            <text:p>AUD23101PG</text:p>
          </table:table-cell>
          <table:table-cell table:style-name="ce8" office:value-type="string" calcext:value-type="string">
            <text:p>WINDOWS 7 PROFFESIONAL 64bit ΝΕΩΤΕΡΟ</text:p>
            <text:p>INTEL 2400 CORE i5 3.1 GHz</text:p>
            <text:p>SAMSUNG DDR3 SDRAM 4GB 1333MHz</text:p>
            <text:p>WD CAVIAR 3.5" SATA 320GB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4298 στις 21/03/2018</text:p>
          </table:table-cell>
          <table:table-cell table:number-columns-repeated="1016"/>
        </table:table-row>
        <table:table-row table:style-name="ro5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HP COMPAQ 8200 Elite SFF</text:p>
          </table:table-cell>
          <table:table-cell table:style-name="ce8" office:value-type="string" calcext:value-type="string">
            <text:p>ΚΤ-368660</text:p>
          </table:table-cell>
          <table:table-cell table:style-name="ce8" office:value-type="string" calcext:value-type="string">
            <text:p>AUD21900CM</text:p>
          </table:table-cell>
          <table:table-cell table:style-name="ce8" office:value-type="string" calcext:value-type="string">
            <text:p>WINDOWS 7 PROFFESIONAL 64bit ΝΕΩΤΕΡΟ</text:p>
            <text:p>INTEL 2400 CORE i5 3.1 GHz</text:p>
            <text:p>SAMSUNG DDR3 SDRAM 4GB 1333MHz</text:p>
            <text:p>WD CAVIAR 3.5" SATA 320GB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4298 στις 21/03/2018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PHILIPS 190B8CS</text:p>
          </table:table-cell>
          <table:table-cell table:style-name="ce8" office:value-type="string" calcext:value-type="string">
            <text:p>ΚΤ-368661</text:p>
          </table:table-cell>
          <table:table-cell table:style-name="ce8" office:value-type="string" calcext:value-type="string">
            <text:p>AU3A0819001308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4298 στις 21/03/2018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PHILIPS 190B8CS</text:p>
          </table:table-cell>
          <table:table-cell table:style-name="ce8" office:value-type="string" calcext:value-type="string">
            <text:p>ΚΤ-368662</text:p>
          </table:table-cell>
          <table:table-cell table:style-name="ce8" office:value-type="string" calcext:value-type="string">
            <text:p>AU3A0807009216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4298 στις 21/03/2018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PHILIPS 190B8CS</text:p>
          </table:table-cell>
          <table:table-cell table:style-name="ce8" office:value-type="string" calcext:value-type="string">
            <text:p>ΚΤ-368663</text:p>
          </table:table-cell>
          <table:table-cell table:style-name="ce8" office:value-type="string" calcext:value-type="string">
            <text:p>AU6A0824003871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4298 στις 21/03/2018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PHILIPS 190B8CS</text:p>
          </table:table-cell>
          <table:table-cell table:style-name="ce8" office:value-type="string" calcext:value-type="string">
            <text:p>ΚΤ-368664</text:p>
          </table:table-cell>
          <table:table-cell table:style-name="ce8" office:value-type="string" calcext:value-type="string">
            <text:p>AU6A0824003852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4298 στις 21/03/2018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PHILIPS 190B8CS</text:p>
          </table:table-cell>
          <table:table-cell table:style-name="ce8" office:value-type="string" calcext:value-type="string">
            <text:p>ΚΤ-368665</text:p>
          </table:table-cell>
          <table:table-cell table:style-name="ce8" office:value-type="string" calcext:value-type="string">
            <text:p>AU6A0824004850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4298 στις 21/03/2018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PHILIPS 190B8CS</text:p>
          </table:table-cell>
          <table:table-cell table:style-name="ce8" office:value-type="string" calcext:value-type="string">
            <text:p>ΚΤ-368666</text:p>
          </table:table-cell>
          <table:table-cell table:style-name="ce8" office:value-type="string" calcext:value-type="string">
            <text:p>AU3A0823006088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4298 στις 21/03/2018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PHILIPS 190B8CS</text:p>
          </table:table-cell>
          <table:table-cell table:style-name="ce8" office:value-type="string" calcext:value-type="string">
            <text:p>ΚΤ-368667</text:p>
          </table:table-cell>
          <table:table-cell table:style-name="ce8" office:value-type="string" calcext:value-type="string">
            <text:p>AU3A0809008418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4298 στις 21/03/2018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PHILIPS 190B8CS</text:p>
          </table:table-cell>
          <table:table-cell table:style-name="ce8" office:value-type="string" calcext:value-type="string">
            <text:p>ΚΤ-368668</text:p>
          </table:table-cell>
          <table:table-cell table:style-name="ce8" office:value-type="string" calcext:value-type="string">
            <text:p>AU6A0824004622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4298 στις 21/03/2018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PHILIPS 190B8CS</text:p>
          </table:table-cell>
          <table:table-cell table:style-name="ce8" office:value-type="string" calcext:value-type="string">
            <text:p>ΚΤ-368669</text:p>
          </table:table-cell>
          <table:table-cell table:style-name="ce8" office:value-type="string" calcext:value-type="string">
            <text:p>AU6A0822000875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4298 στις 21/03/2018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PHILIPS 190B8CS</text:p>
          </table:table-cell>
          <table:table-cell table:style-name="ce8" office:value-type="string" calcext:value-type="string">
            <text:p>ΚΤ-368670</text:p>
          </table:table-cell>
          <table:table-cell table:style-name="ce8" office:value-type="string" calcext:value-type="string">
            <text:p>AU3A0817009786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4298 στις 21/03/2018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PHILIPS 190B8CS</text:p>
          </table:table-cell>
          <table:table-cell table:style-name="ce8" office:value-type="string" calcext:value-type="string">
            <text:p>ΚΤ-368671</text:p>
          </table:table-cell>
          <table:table-cell table:style-name="ce8" office:value-type="string" calcext:value-type="string">
            <text:p>AU3A0819000461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4298 στις 21/03/2018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TL-SG1024DE 24P GIGABIT EASY SMART</text:p>
          </table:table-cell>
          <table:table-cell table:style-name="ce8" office:value-type="string" calcext:value-type="string">
            <text:p>ΚΤ-368699</text:p>
          </table:table-cell>
          <table:table-cell table:style-name="ce8" office:value-type="float" office:value="2177363001536" calcext:value-type="float">
            <text:p>2177363001536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474680 στις 16/11/2017</text:p>
          </table:table-cell>
          <table:table-cell table:number-columns-repeated="1016"/>
        </table:table-row>
        <table:table-row table:style-name="ro3">
          <table:table-cell table:style-name="ce8" office:value-type="string" calcext:value-type="string">
            <text:p>ΑΙΘΟΥΣΑ(69)</text:p>
          </table:table-cell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MICROSOFT WIRED KEYBOARD v1.0</text:p>
          </table:table-cell>
          <table:table-cell table:style-name="ce8" office:value-type="string" calcext:value-type="string">
            <text:p>ΚΤ-131714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4/10/2014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GENERIC WORKSTATION</text:p>
          </table:table-cell>
          <table:table-cell table:style-name="ce8" office:value-type="string" calcext:value-type="string">
            <text:p>ΚΤ-131715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INTEL PENTIUM IV 1.7 GHz</text:p>
            <text:p>WD IDE &lt; 40 GB</text:p>
            <text:p>WINDOWS XP HOME EDITION</text:p>
            <text:p>GENERIC DIMM 512MB</text:p>
            <text:p>ECS P4S5A SLOT 1 SOCKET 478</text:p>
            <text:p>NVIDIA RIVA TNT2 64MB</text:p>
            <text:p>REALTEK RTL8139 PCI FAST ETHERNET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4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MICROSOFT BASIC OPTICAL MOUSE 1.0A</text:p>
          </table:table-cell>
          <table:table-cell table:style-name="ce8" office:value-type="string" calcext:value-type="string">
            <text:p>ΚΤ-131717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4/10/2014</text:p>
          </table:table-cell>
          <table:table-cell table:number-columns-repeated="1016"/>
        </table:table-row>
        <table:table-row table:style-name="ro6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GENERIC WORKSTATION</text:p>
          </table:table-cell>
          <table:table-cell table:style-name="ce8" office:value-type="string" calcext:value-type="string">
            <text:p>ΚΤ-156868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WD 3.5" SATA 160GB</text:p>
            <text:p>WINDOWS XP PROFESSIONAL</text:p>
            <text:p>GA-945P-S3 SOCKET 775</text:p>
            <text:p>INTEL 550 PENTIUM IV 3.4 GHz</text:p>
            <text:p>KINGSTON DDR2 SDRAM 512MB 666MHz x2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3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HP OFFICEJET J4580 INKJET</text:p>
          </table:table-cell>
          <table:table-cell table:style-name="ce8" office:value-type="string" calcext:value-type="string">
            <text:p>ΚΤ-156869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3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BELINEA 1705 S1</text:p>
          </table:table-cell>
          <table:table-cell table:style-name="ce8" office:value-type="string" calcext:value-type="string">
            <text:p>ΚΤ-156870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3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GENIUS SP-S110 basic speakers</text:p>
          </table:table-cell>
          <table:table-cell table:style-name="ce8" office:value-type="string" calcext:value-type="string">
            <text:p>ΚΤ-156871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3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MICROSOFT BASIC 1.0A KEYBOARD</text:p>
          </table:table-cell>
          <table:table-cell table:style-name="ce8" office:value-type="string" calcext:value-type="string">
            <text:p>ΚΤ-156872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3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MICROSOFT BASIC OPTICAL MOUSE 1.0A</text:p>
          </table:table-cell>
          <table:table-cell table:style-name="ce8" office:value-type="string" calcext:value-type="string">
            <text:p>ΚΤ-156873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3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MICROSOFT WHEEL 1.1A WIN32 PS2/USB 3PK</text:p>
          </table:table-cell>
          <table:table-cell table:style-name="ce8" office:value-type="string" calcext:value-type="string">
            <text:p>ΚΤ-157117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4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HP DESKJET 6940</text:p>
          </table:table-cell>
          <table:table-cell table:style-name="ce8" office:value-type="string" calcext:value-type="string">
            <text:p>ΚΤ-157118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4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Epson Perfection V200 Photo</text:p>
          </table:table-cell>
          <table:table-cell table:style-name="ce8" office:value-type="string" calcext:value-type="string">
            <text:p>ΚΤ-157119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4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LABTEC 970158 PULSE 285</text:p>
          </table:table-cell>
          <table:table-cell table:style-name="ce8" office:value-type="string" calcext:value-type="string">
            <text:p>ΚΤ-157120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4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ACER V193W</text:p>
          </table:table-cell>
          <table:table-cell table:style-name="ce8" office:value-type="string" calcext:value-type="string">
            <text:p>ΚΤ-157121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4/10/2014</text:p>
          </table:table-cell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QUEST EDUCATION WORKSTATION CE</text:p>
          </table:table-cell>
          <table:table-cell table:style-name="ce8" office:value-type="string" calcext:value-type="string">
            <text:p>ΚΤ-157122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NVIDIA GeForce 7300 SE 256MB</text:p>
            <text:p>INTEL E2180 PENTIUM DUAL CORE 2 GHz</text:p>
            <text:p>GA 945GCM-S2L SOCKET 775</text:p>
            <text:p>RealTek Semiconductor RTL8168B/8111B PCI-E Gigabit Ethernet Adapter</text:p>
            <text:p>GENERIC DDR2 SDRAM 1GB 666MHz</text:p>
            <text:p>WINDOWS XP PROFESSIONAL</text:p>
            <text:p>WD 3.5" SATA 80GB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4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MICROSOFT BASIC 1.0A KEYBOARD</text:p>
          </table:table-cell>
          <table:table-cell table:style-name="ce8" office:value-type="string" calcext:value-type="string">
            <text:p>ΚΤ-157123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4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MICROSOFT WHEEL 1.1A WIN32 PS2/USB 3PK</text:p>
          </table:table-cell>
          <table:table-cell table:style-name="ce8" office:value-type="string" calcext:value-type="string">
            <text:p>ΚΤ-157164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4/10/2014</text:p>
          </table:table-cell>
          <table:table-cell table:number-columns-repeated="1016"/>
        </table:table-row>
        <table:table-row table:style-name="ro7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GENERIC WORKSTATION</text:p>
          </table:table-cell>
          <table:table-cell table:style-name="ce8" office:value-type="string" calcext:value-type="string">
            <text:p>ΚΤ-157165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WD 3.5" IDE 80GB</text:p>
            <text:p>INTEL PENTIUM IV 3 GHz</text:p>
            <text:p>GENERIC DIMM 512MB</text:p>
            <text:p>WINDOWS XP PROFESSIONAL</text:p>
            <text:p>NVIDIA RIVA TNT2 64MB</text:p>
            <text:p>REALTEK RTL8139 PCI FAST ETHERNET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4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Microsoft Standard 101/102-Key</text:p>
          </table:table-cell>
          <table:table-cell table:style-name="ce8" office:value-type="string" calcext:value-type="string">
            <text:p>ΚΤ-157166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4/10/2014</text:p>
          </table:table-cell>
          <table:table-cell table:number-columns-repeated="1016"/>
        </table:table-row>
        <table:table-row table:style-name="ro7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GENERIC WORKSTATION</text:p>
          </table:table-cell>
          <table:table-cell table:style-name="ce8" office:value-type="string" calcext:value-type="string">
            <text:p>ΚΤ-157188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AsRock 960GM-VGS3-FX SOCKET AM3+</text:p>
            <text:p>KINGSTON PC5300 DDR2 SDRAM 2GB 666MHz</text:p>
            <text:p>LG GH22NS40 DVD- R/W</text:p>
            <text:p>WD CAVIAR 3.5" IDE 250GB</text:p>
            <text:p>AMD 145 SEMPRON 2.8 GHz</text:p>
            <text:p>WINDOWS XP PROFESSIONAL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4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VIEWSONIC E70f</text:p>
          </table:table-cell>
          <table:table-cell table:style-name="ce8" office:value-type="string" calcext:value-type="string">
            <text:p>ΚΤ-157189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4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GENERIC ΠΛΗΚΤΡΟΛΟΓΙΟ</text:p>
          </table:table-cell>
          <table:table-cell table:style-name="ce8" office:value-type="string" calcext:value-type="string">
            <text:p>ΚΤ-157190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4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MICROSOFT MODEL 1094</text:p>
          </table:table-cell>
          <table:table-cell table:style-name="ce8" office:value-type="string" calcext:value-type="string">
            <text:p>ΚΤ-157191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4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NRG GUARD 3000AP</text:p>
          </table:table-cell>
          <table:table-cell table:style-name="ce8" office:value-type="string" calcext:value-type="string">
            <text:p>ΚΤ-157283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3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LEVEL ONE FSW-0811 TX 8 Port 10/100 Mbps</text:p>
          </table:table-cell>
          <table:table-cell table:style-name="ce8" office:value-type="string" calcext:value-type="string">
            <text:p>ΚΤ-157284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3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GENERIC Patch Panel 24 ports</text:p>
          </table:table-cell>
          <table:table-cell table:style-name="ce8" office:value-type="string" calcext:value-type="string">
            <text:p>ΚΤ-157285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3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CRYPTO CMe2</text:p>
          </table:table-cell>
          <table:table-cell table:style-name="ce8" office:value-type="string" calcext:value-type="string">
            <text:p>ΚΤ-157286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3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ABLEREX VEST VT PRO 1500VA</text:p>
          </table:table-cell>
          <table:table-cell table:style-name="ce8" office:value-type="string" calcext:value-type="string">
            <text:p>ΚΤ-157287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3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MICROTEC SCAN MAKER 5800</text:p>
          </table:table-cell>
          <table:table-cell table:style-name="ce8" office:value-type="string" calcext:value-type="string">
            <text:p>ΚΤ-157288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3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SONY VPL-EX5</text:p>
          </table:table-cell>
          <table:table-cell table:style-name="ce8" office:value-type="string" calcext:value-type="string">
            <text:p>ΚΤ-157289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3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CANON I-SENSYS L140</text:p>
          </table:table-cell>
          <table:table-cell table:style-name="ce8" office:value-type="string" calcext:value-type="string">
            <text:p>ΚΤ-157290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3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LEXMARK Z2420</text:p>
          </table:table-cell>
          <table:table-cell table:style-name="ce8" office:value-type="string" calcext:value-type="string">
            <text:p>ΚΤ-157291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3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CENTRAL KRONE ΕΠΙΤΟΙΧΙΟ ΕΡΜΑΡΙΟ</text:p>
          </table:table-cell>
          <table:table-cell table:style-name="ce8" office:value-type="string" calcext:value-type="string">
            <text:p>ΚΤ-157292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3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ALLIED TELESYN CG-SW-16TXL</text:p>
          </table:table-cell>
          <table:table-cell table:style-name="ce8" office:value-type="string" calcext:value-type="string">
            <text:p>ΚΤ-157293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3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MICROSOFT BASIC 1.0A KEYBOARD</text:p>
          </table:table-cell>
          <table:table-cell table:style-name="ce8" office:value-type="string" calcext:value-type="string">
            <text:p>ΚΤ-157347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3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MICROSOFT BASIC 1.0A KEYBOARD</text:p>
          </table:table-cell>
          <table:table-cell table:style-name="ce8" office:value-type="string" calcext:value-type="string">
            <text:p>ΚΤ-157348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3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MICROSOFT BASIC 1.0A KEYBOARD</text:p>
          </table:table-cell>
          <table:table-cell table:style-name="ce8" office:value-type="string" calcext:value-type="string">
            <text:p>ΚΤ-157349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3/10/2014</text:p>
          </table:table-cell>
          <table:table-cell table:number-columns-repeated="1016"/>
        </table:table-row>
        <table:table-row table:style-name="ro7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QUEST EDUCATION WORKSTATION CE</text:p>
          </table:table-cell>
          <table:table-cell table:style-name="ce8" office:value-type="string" calcext:value-type="string">
            <text:p>ΚΤ-15735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WD 3.5" SATA 160GB</text:p>
            <text:p>NVIDIA GEFORCE 8400 GS</text:p>
            <text:p>ASUS P5QL-E SOCKET 775</text:p>
            <text:p>INTEL E5200 PENTIUM DUAL CORE 2.5 GHz</text:p>
            <text:p>WINDOWS XP PROFESSIONAL</text:p>
            <text:p>KINGSTON PC 5300 DDR2 SDRAM 1GB 666MHz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3/10/2014</text:p>
          </table:table-cell>
          <table:table-cell table:number-columns-repeated="1016"/>
        </table:table-row>
        <table:table-row table:style-name="ro7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QUEST EDUCATION WORKSTATION CE</text:p>
          </table:table-cell>
          <table:table-cell table:style-name="ce8" office:value-type="string" calcext:value-type="string">
            <text:p>ΚΤ-157351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WD 3.5" SATA 160GB</text:p>
            <text:p>NVIDIA GEFORCE 8400 GS</text:p>
            <text:p>ASUS P5QL-E SOCKET 775</text:p>
            <text:p>INTEL E5200 PENTIUM DUAL CORE 2.5 GHz</text:p>
            <text:p>WINDOWS XP PROFESSIONAL</text:p>
            <text:p>KINGSTON PC 5300 DDR2 SDRAM 1GB 666MHz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3/10/2014</text:p>
          </table:table-cell>
          <table:table-cell table:number-columns-repeated="1016"/>
        </table:table-row>
        <table:table-row table:style-name="ro8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QUEST EDUCATION WORKSTATION CE</text:p>
          </table:table-cell>
          <table:table-cell table:style-name="ce8" office:value-type="string" calcext:value-type="string">
            <text:p>ΚΤ-157352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NVIDIA GEFORCE 8400 GS</text:p>
            <text:p>SAMSUNG DVD SH-D163B DVD-ROM</text:p>
            <text:p>SAMSUNG SH-S223F DVD- R/W</text:p>
            <text:p>ASUS P5QL-E SOCKET 775</text:p>
            <text:p>INTEL E5200 PENTIUM DUAL CORE 2.5 GHz</text:p>
            <text:p>KINGSTON PC 5300 DDR2 SDRAM 1GB 666MHz x2</text:p>
            <text:p>WD BLUE WD3200AAJS 3.5" SATA 320GB x2</text:p>
            <text:p>WINDOWS SERVER 2003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3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MICROSOFT BASIC OPTICAL MOUSE 1.0A</text:p>
          </table:table-cell>
          <table:table-cell table:style-name="ce8" office:value-type="string" calcext:value-type="string">
            <text:p>ΚΤ-157353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3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MICROSOFT BASIC OPTICAL MOUSE 1.0A</text:p>
          </table:table-cell>
          <table:table-cell table:style-name="ce8" office:value-type="string" calcext:value-type="string">
            <text:p>ΚΤ-157354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3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MICROSOFT BASIC OPTICAL MOUSE 1.0A</text:p>
          </table:table-cell>
          <table:table-cell table:style-name="ce8" office:value-type="string" calcext:value-type="string">
            <text:p>ΚΤ-157355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3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NEC AccuSync 73V</text:p>
          </table:table-cell>
          <table:table-cell table:style-name="ce8" office:value-type="string" calcext:value-type="string">
            <text:p>ΚΤ-157356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3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NEC AccuSync 73V</text:p>
          </table:table-cell>
          <table:table-cell table:style-name="ce8" office:value-type="string" calcext:value-type="string">
            <text:p>ΚΤ-157357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3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NEC AccuSync 73V</text:p>
          </table:table-cell>
          <table:table-cell table:style-name="ce8" office:value-type="string" calcext:value-type="string">
            <text:p>ΚΤ-157358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3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HP OFFICEJET 6310 ALL-IN-ONE</text:p>
          </table:table-cell>
          <table:table-cell table:style-name="ce8" office:value-type="string" calcext:value-type="string">
            <text:p>ΚΤ-157855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MICROSOFT BASIC OPTICAL MOUSE 1.0A</text:p>
          </table:table-cell>
          <table:table-cell table:style-name="ce8" office:value-type="string" calcext:value-type="string">
            <text:p>ΚΤ-157856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MICROSOFT MULTIMEDIA KEYBOARD 1.0A</text:p>
          </table:table-cell>
          <table:table-cell table:style-name="ce8" office:value-type="string" calcext:value-type="string">
            <text:p>ΚΤ-157857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6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ALTEC PERFOMER</text:p>
          </table:table-cell>
          <table:table-cell table:style-name="ce8" office:value-type="string" calcext:value-type="string">
            <text:p>ΚΤ-157858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INTEL E2160 PENTIUM DUAL CORE 1.8 GHz</text:p>
            <text:p>HITACHI Deskstar 3.5" ATA 80GB</text:p>
            <text:p>GENERIC DDR2 SDRAM 512MB 666MHz</text:p>
            <text:p>MSI 945GCM-F V2 SOCKET 775</text:p>
            <text:p>WINDOWS VISTA BUSINES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BENQ E700</text:p>
          </table:table-cell>
          <table:table-cell table:style-name="ce8" office:value-type="string" calcext:value-type="string">
            <text:p>ΚΤ-157859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MICROSOFT BASIC 1.0A KEYBOARD</text:p>
          </table:table-cell>
          <table:table-cell table:style-name="ce8" office:value-type="string" calcext:value-type="string">
            <text:p>ΚΤ-203164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MICROSOFT BASIC 1.0A KEYBOARD</text:p>
          </table:table-cell>
          <table:table-cell table:style-name="ce8" office:value-type="string" calcext:value-type="string">
            <text:p>ΚΤ-203165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MICROSOFT BASIC 1.0A KEYBOARD</text:p>
          </table:table-cell>
          <table:table-cell table:style-name="ce8" office:value-type="string" calcext:value-type="string">
            <text:p>ΚΤ-203166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MICROSOFT BASIC 1.0A KEYBOARD</text:p>
          </table:table-cell>
          <table:table-cell table:style-name="ce8" office:value-type="string" calcext:value-type="string">
            <text:p>ΚΤ-203167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MICROSOFT BASIC 1.0A KEYBOARD</text:p>
          </table:table-cell>
          <table:table-cell table:style-name="ce8" office:value-type="string" calcext:value-type="string">
            <text:p>ΚΤ-203168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MICROSOFT BASIC 1.0A KEYBOARD</text:p>
          </table:table-cell>
          <table:table-cell table:style-name="ce8" office:value-type="string" calcext:value-type="string">
            <text:p>ΚΤ-203169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GENERIC WORKSTATION</text:p>
          </table:table-cell>
          <table:table-cell table:style-name="ce8" office:value-type="string" calcext:value-type="string">
            <text:p>ΚΤ-20317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GENERIC ΑΤΧ 300 Watt</text:p>
            <text:p>INTEL 331 CELERON D 2.66 GHz</text:p>
            <text:p>GENERIC DVD-16x6s DVD-ROM</text:p>
            <text:p>WINDOWS XP HOME EDITION</text:p>
            <text:p>GIGABYTE GA-8S661FXM SOCKET 775</text:p>
            <text:p>MAXTOR 3.5" ATA 40GB</text:p>
            <text:p>GENERIC DDR SDRAM 512MB 333MHz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GENERIC WORKSTATION</text:p>
          </table:table-cell>
          <table:table-cell table:style-name="ce8" office:value-type="string" calcext:value-type="string">
            <text:p>ΚΤ-203171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GENERIC ΑΤΧ 300 Watt</text:p>
            <text:p>INTEL 331 CELERON D 2.66 GHz</text:p>
            <text:p>GENERIC DVD-16x6s DVD-ROM</text:p>
            <text:p>WINDOWS XP HOME EDITION</text:p>
            <text:p>GIGABYTE GA-8S661FXM SOCKET 775</text:p>
            <text:p>MAXTOR 3.5" ATA 40GB</text:p>
            <text:p>GENERIC DDR SDRAM 512MB 333MHz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GENERIC WORKSTATION</text:p>
          </table:table-cell>
          <table:table-cell table:style-name="ce8" office:value-type="string" calcext:value-type="string">
            <text:p>ΚΤ-203172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GENERIC ΑΤΧ 300 Watt</text:p>
            <text:p>INTEL 331 CELERON D 2.66 GHz</text:p>
            <text:p>GENERIC DVD-16x6s DVD-ROM</text:p>
            <text:p>WINDOWS XP HOME EDITION</text:p>
            <text:p>GIGABYTE GA-8S661FXM SOCKET 775</text:p>
            <text:p>MAXTOR 3.5" ATA 40GB</text:p>
            <text:p>GENERIC DDR SDRAM 512MB 333MHz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GENERIC WORKSTATION</text:p>
          </table:table-cell>
          <table:table-cell table:style-name="ce8" office:value-type="string" calcext:value-type="string">
            <text:p>ΚΤ-203173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GENERIC ΑΤΧ 300 Watt</text:p>
            <text:p>INTEL 331 CELERON D 2.66 GHz</text:p>
            <text:p>GENERIC DVD-16x6s DVD-ROM</text:p>
            <text:p>HITACHI Deskstar 3.5" ATA 80GB</text:p>
            <text:p>WINDOWS XP HOME EDITION</text:p>
            <text:p>GIGABYTE GA-8S661FXM SOCKET 775</text:p>
            <text:p>GENERIC DDR SDRAM 512MB 333MHz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GENERIC WORKSTATION</text:p>
          </table:table-cell>
          <table:table-cell table:style-name="ce8" office:value-type="string" calcext:value-type="string">
            <text:p>ΚΤ-203174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GENERIC ΑΤΧ 300 Watt</text:p>
            <text:p>WDC 3.5" IDE 40GB</text:p>
            <text:p>INTEL 331 CELERON D 2.66 GHz</text:p>
            <text:p>GENERIC DVD-16x6s DVD-ROM</text:p>
            <text:p>WINDOWS XP HOME EDITION</text:p>
            <text:p>GIGABYTE GA-8S661FXM SOCKET 775</text:p>
            <text:p>GENERIC DDR SDRAM 512MB 333MHz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8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GENERIC WORKSTATION</text:p>
          </table:table-cell>
          <table:table-cell table:style-name="ce8" office:value-type="string" calcext:value-type="string">
            <text:p>ΚΤ-203175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GENERIC ΑΤΧ 300 Watt</text:p>
            <text:p>SEAGATE 3.5" ATA 40GB</text:p>
            <text:p>ASUS P5G41T-M LX2/GB/PT SOCKET 775</text:p>
            <text:p>GENERIC DIMM 64MB 133MHz</text:p>
            <text:p>INTEL 331 CELERON D 2.66 GHz</text:p>
            <text:p>GENERIC DVD-16x6s DVD-ROM</text:p>
            <text:p>WINDOWS XP HOME EDITION</text:p>
            <text:p>GENERIC DIMM 128MB 133MHz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Microsoft Basic Black Value</text:p>
          </table:table-cell>
          <table:table-cell table:style-name="ce8" office:value-type="string" calcext:value-type="string">
            <text:p>ΚΤ-203176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Microsoft Basic Black Value</text:p>
          </table:table-cell>
          <table:table-cell table:style-name="ce8" office:value-type="string" calcext:value-type="string">
            <text:p>ΚΤ-203177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Microsoft Basic Black Value</text:p>
          </table:table-cell>
          <table:table-cell table:style-name="ce8" office:value-type="string" calcext:value-type="string">
            <text:p>ΚΤ-203178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Microsoft Basic Black Value</text:p>
          </table:table-cell>
          <table:table-cell table:style-name="ce8" office:value-type="string" calcext:value-type="string">
            <text:p>ΚΤ-203179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Microsoft Basic Black Value</text:p>
          </table:table-cell>
          <table:table-cell table:style-name="ce8" office:value-type="string" calcext:value-type="string">
            <text:p>ΚΤ-203180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Microsoft Basic Black Value</text:p>
          </table:table-cell>
          <table:table-cell table:style-name="ce8" office:value-type="string" calcext:value-type="string">
            <text:p>ΚΤ-203181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3">
          <table:table-cell table:style-name="ce8" office:value-type="string" calcext:value-type="string">
            <text:p>ΑΠΟΘΗΚΗ(106)</text:p>
          </table:table-cell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Turbo-X SW-810F 8-Port Switch 10/100Mbps</text:p>
          </table:table-cell>
          <table:table-cell table:style-name="ce8" office:value-type="string" calcext:value-type="string">
            <text:p>ΚΤ-11172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414664/ΤΔ129 στις 23/09/2014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GENERIC WORKSTATION</text:p>
          </table:table-cell>
          <table:table-cell table:style-name="ce8" office:value-type="string" calcext:value-type="string">
            <text:p>ΚΤ-126098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GENERIC HDD &lt; 40 GB</text:p>
            <text:p>INTEL PENTIUM IV 1.5 GHz</text:p>
            <text:p>WINDOWS XP HOME EDITION</text:p>
            <text:p>GENERIC DIMM 512MB</text:p>
            <text:p>REALTEK RTL8139 PCI FAST ETHERNET</text:p>
            <text:p>NVIDIA RIVA TNT2 64MB</text:p>
            <text:p>SONY CDU 5221 CD-ROM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2/10/2014</text:p>
          </table:table-cell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GENERIC WORKSTATION</text:p>
          </table:table-cell>
          <table:table-cell table:style-name="ce8" office:value-type="string" calcext:value-type="string">
            <text:p>ΚΤ-126099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GENERIC HDD &lt; 40 GB</text:p>
            <text:p>INTEL PENTIUM IV 1.5 GHz</text:p>
            <text:p>WINDOWS XP HOME EDITION</text:p>
            <text:p>GENERIC DIMM 512MB</text:p>
            <text:p>REALTEK RTL8139 PCI FAST ETHERNET</text:p>
            <text:p>NVIDIA RIVA TNT2 64MB</text:p>
            <text:p>SONY CDU 5221 CD-ROM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2/10/2014</text:p>
          </table:table-cell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GENERIC WORKSTATION</text:p>
          </table:table-cell>
          <table:table-cell table:style-name="ce8" office:value-type="string" calcext:value-type="string">
            <text:p>ΚΤ-1261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GENERIC HDD &lt; 40 GB</text:p>
            <text:p>INTEL PENTIUM IV 1.5 GHz</text:p>
            <text:p>WINDOWS XP HOME EDITION</text:p>
            <text:p>GENERIC DIMM 512MB</text:p>
            <text:p>REALTEK RTL8139 PCI FAST ETHERNET</text:p>
            <text:p>NVIDIA RIVA TNT2 64MB</text:p>
            <text:p>SONY CDU 5221 CD-ROM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2/10/2014</text:p>
          </table:table-cell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GENERIC WORKSTATION</text:p>
          </table:table-cell>
          <table:table-cell table:style-name="ce8" office:value-type="string" calcext:value-type="string">
            <text:p>ΚΤ-126101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GENERIC HDD &lt; 40 GB</text:p>
            <text:p>INTEL PENTIUM IV 1.5 GHz</text:p>
            <text:p>WINDOWS XP HOME EDITION</text:p>
            <text:p>GENERIC DIMM 512MB</text:p>
            <text:p>REALTEK RTL8139 PCI FAST ETHERNET</text:p>
            <text:p>NVIDIA RIVA TNT2 64MB</text:p>
            <text:p>SONY CDU 5221 CD-ROM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2/10/2014</text:p>
          </table:table-cell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GENERIC WORKSTATION</text:p>
          </table:table-cell>
          <table:table-cell table:style-name="ce8" office:value-type="string" calcext:value-type="string">
            <text:p>ΚΤ-126102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INTEL PENTIUM IV 1.8 GHz</text:p>
            <text:p>GENERIC HDD &lt; 40 GB</text:p>
            <text:p>WINDOWS XP HOME EDITION</text:p>
            <text:p>GENERIC DIMM 128MB 133MHz</text:p>
            <text:p>REALTEK RTL8139 PCI FAST ETHERNET</text:p>
            <text:p>NVIDIA RIVA TNT2 64MB</text:p>
            <text:p>GENERIC 256MB DIMM 256MB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2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VALIANT UPS SV1000</text:p>
          </table:table-cell>
          <table:table-cell table:style-name="ce8" office:value-type="string" calcext:value-type="string">
            <text:p>ΚΤ-126128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Zoom Modem USB V.92</text:p>
          </table:table-cell>
          <table:table-cell table:style-name="ce8" office:value-type="string" calcext:value-type="string">
            <text:p>ΚΤ-126131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8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EPSON STYLUS DX7000F MFP</text:p>
          </table:table-cell>
          <table:table-cell table:style-name="ce8" office:value-type="string" calcext:value-type="string">
            <text:p>ΚΤ-126134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SEAGATE BARRACUDA</text:p>
          </table:table-cell>
          <table:table-cell table:style-name="ce8" office:value-type="string" calcext:value-type="string">
            <text:p>ΚΤ-16019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20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WD</text:p>
          </table:table-cell>
          <table:table-cell table:style-name="ce8" office:value-type="string" calcext:value-type="string">
            <text:p>ΚΤ-16020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20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ΙΒΜ</text:p>
          </table:table-cell>
          <table:table-cell table:style-name="ce8" office:value-type="string" calcext:value-type="string">
            <text:p>ΚΤ-16021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20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HGST Deskstar 120GXP</text:p>
          </table:table-cell>
          <table:table-cell table:style-name="ce8" office:value-type="string" calcext:value-type="string">
            <text:p>ΚΤ-16024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20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AsRock 960GM-VGS3-FX</text:p>
          </table:table-cell>
          <table:table-cell table:style-name="ce8" office:value-type="string" calcext:value-type="string">
            <text:p>ΚΤ-16025</text:p>
          </table:table-cell>
          <table:table-cell table:style-name="ce8" office:value-type="string" calcext:value-type="string">
            <text:p>3AM0XE045054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976/10 στις 17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TURBO-X ΠΛΗΚΤΡΟΛΟΓΙΟ</text:p>
          </table:table-cell>
          <table:table-cell table:style-name="ce8" office:value-type="string" calcext:value-type="string">
            <text:p>ΚΤ-16030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414664/ΤΔ129 στις 23/09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TURBO-X ΠΛΗΚΤΡΟΛΟΓΙΟ</text:p>
          </table:table-cell>
          <table:table-cell table:style-name="ce8" office:value-type="string" calcext:value-type="string">
            <text:p>ΚΤ-16031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414664/ΤΔ129 στις 23/09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GENIUS ΠΟΝΤΙΚΙ</text:p>
          </table:table-cell>
          <table:table-cell table:style-name="ce8" office:value-type="string" calcext:value-type="string">
            <text:p>ΚΤ-16033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6/05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GENIUS ΠΟΝΤΙΚΙ</text:p>
          </table:table-cell>
          <table:table-cell table:style-name="ce8" office:value-type="string" calcext:value-type="string">
            <text:p>ΚΤ-16034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6/05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GENIUS ΠΟΝΤΙΚΙ</text:p>
          </table:table-cell>
          <table:table-cell table:style-name="ce8" office:value-type="string" calcext:value-type="string">
            <text:p>ΚΤ-16035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6/05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GENIUS ΠΟΝΤΙΚΙ</text:p>
          </table:table-cell>
          <table:table-cell table:style-name="ce8" office:value-type="string" calcext:value-type="string">
            <text:p>ΚΤ-16036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6/05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GENIUS ΠΟΝΤΙΚΙ</text:p>
          </table:table-cell>
          <table:table-cell table:style-name="ce8" office:value-type="string" calcext:value-type="string">
            <text:p>ΚΤ-16037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6/05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DEER DR-8400BTX 400W</text:p>
          </table:table-cell>
          <table:table-cell table:style-name="ce8" office:value-type="string" calcext:value-type="string">
            <text:p>ΚΤ-16038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6/05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GENERIC ΠΟΝΤΙΚΙ</text:p>
          </table:table-cell>
          <table:table-cell table:style-name="ce8" office:value-type="string" calcext:value-type="string">
            <text:p>ΚΤ-16046</text:p>
          </table:table-cell>
          <table:table-cell table:style-name="ce8" office:value-type="float" office:value="3101604192" calcext:value-type="float">
            <text:p>3101604192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0250998 στις 24/10/2013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GENERIC ΠΟΝΤΙΚΙ</text:p>
          </table:table-cell>
          <table:table-cell table:style-name="ce8" office:value-type="string" calcext:value-type="string">
            <text:p>ΚΤ-16047</text:p>
          </table:table-cell>
          <table:table-cell table:style-name="ce8" office:value-type="float" office:value="3101604195" calcext:value-type="float">
            <text:p>3101604195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0250998 στις 24/10/2013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CISCO 876</text:p>
          </table:table-cell>
          <table:table-cell table:style-name="ce8" office:value-type="string" calcext:value-type="string">
            <text:p>ΚΤ-16050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15/10/2007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MICRONET SP260A 10BASE-T 16port</text:p>
          </table:table-cell>
          <table:table-cell table:style-name="ce8" office:value-type="string" calcext:value-type="string">
            <text:p>ΚΤ-16051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9/10/2001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ΕΠΙΧΕΙΡΗΣΙΑΚΟ / ΤΟΜΕΑΚΟ ΠΡΟΓΡΑΜΜΑ</text:p>
          </table:table-cell>
          <table:table-cell table:style-name="ce8" office:value-type="string" calcext:value-type="string">
            <text:p>CISCO 1603</text:p>
          </table:table-cell>
          <table:table-cell table:style-name="ce8" office:value-type="string" calcext:value-type="string">
            <text:p>ΚΤ-16053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9/10/2001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AsRock 960GM-VGS3-FX</text:p>
          </table:table-cell>
          <table:table-cell table:style-name="ce8" office:value-type="string" calcext:value-type="string">
            <text:p>ΚΤ-162552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CISCO 801</text:p>
          </table:table-cell>
          <table:table-cell table:style-name="ce8" office:value-type="string" calcext:value-type="string">
            <text:p>ΚΤ-16376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6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GENERIC WORKSTATION</text:p>
          </table:table-cell>
          <table:table-cell table:style-name="ce8" office:value-type="string" calcext:value-type="string">
            <text:p>ΚΤ-166384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AsRock 960GM-VGS3-FX SOCKET AM3+</text:p>
            <text:p>UBUNTU LINUX</text:p>
            <text:p>AMD 145 SEMPRON 2.8 GHz</text:p>
            <text:p>KINGSTON DDR2 SDRAM 2GB 533MHz</text:p>
            <text:p>SEAGATE 3.5" ATA 40GB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6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GENERIC WORKSTATION</text:p>
          </table:table-cell>
          <table:table-cell table:style-name="ce8" office:value-type="string" calcext:value-type="string">
            <text:p>ΚΤ-166385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AsRock 960GM-VGS3-FX SOCKET AM3+</text:p>
            <text:p>KINGSTON DDR2 SDRAM 2GB 533MHz</text:p>
            <text:p>UBUNTU LINUX</text:p>
            <text:p>SEAGATE 3.5" ATA 40GB</text:p>
            <text:p>AMD 145 SEMPRON 2.8 GHz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6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GENERIC WORKSTATION</text:p>
          </table:table-cell>
          <table:table-cell table:style-name="ce8" office:value-type="string" calcext:value-type="string">
            <text:p>ΚΤ-166386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AsRock 960GM-VGS3-FX SOCKET AM3+</text:p>
            <text:p>KINGSTON DDR2 SDRAM 2GB 533MHz</text:p>
            <text:p>UBUNTU LINUX</text:p>
            <text:p>SEAGATE 3.5" ATA 40GB</text:p>
            <text:p>AMD 145 SEMPRON 2.8 GHz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6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GENERIC WORKSTATION</text:p>
          </table:table-cell>
          <table:table-cell table:style-name="ce8" office:value-type="string" calcext:value-type="string">
            <text:p>ΚΤ-166387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AsRock 960GM-VGS3-FX SOCKET AM3+</text:p>
            <text:p>KINGSTON DDR2 SDRAM 2GB 533MHz</text:p>
            <text:p>UBUNTU LINUX</text:p>
            <text:p>SEAGATE 3.5" ATA 40GB</text:p>
            <text:p>AMD 145 SEMPRON 2.8 GHz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6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GENERIC WORKSTATION</text:p>
          </table:table-cell>
          <table:table-cell table:style-name="ce8" office:value-type="string" calcext:value-type="string">
            <text:p>ΚΤ-166388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AsRock 960GM-VGS3-FX SOCKET AM3+</text:p>
            <text:p>KINGSTON DDR2 SDRAM 2GB 533MHz</text:p>
            <text:p>UBUNTU LINUX</text:p>
            <text:p>SEAGATE 3.5" ATA 40GB</text:p>
            <text:p>AMD 145 SEMPRON 2.8 GHz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6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GENERIC WORKSTATION</text:p>
          </table:table-cell>
          <table:table-cell table:style-name="ce8" office:value-type="string" calcext:value-type="string">
            <text:p>ΚΤ-166389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AsRock 960GM-VGS3-FX SOCKET AM3+</text:p>
            <text:p>KINGSTON DDR2 SDRAM 2GB 533MHz</text:p>
            <text:p>UBUNTU LINUX</text:p>
            <text:p>SEAGATE 3.5" ATA 40GB</text:p>
            <text:p>AMD 145 SEMPRON 2.8 GHz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6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GENERIC WORKSTATION</text:p>
          </table:table-cell>
          <table:table-cell table:style-name="ce8" office:value-type="string" calcext:value-type="string">
            <text:p>ΚΤ-16639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AsRock 960GM-VGS3-FX SOCKET AM3+</text:p>
            <text:p>KINGSTON DDR2 SDRAM 2GB 533MHz</text:p>
            <text:p>UBUNTU LINUX</text:p>
            <text:p>SEAGATE 3.5" ATA 40GB</text:p>
            <text:p>AMD 145 SEMPRON 2.8 GHz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6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GENERIC WORKSTATION</text:p>
          </table:table-cell>
          <table:table-cell table:style-name="ce8" office:value-type="string" calcext:value-type="string">
            <text:p>ΚΤ-166391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AsRock 960GM-VGS3-FX SOCKET AM3+</text:p>
            <text:p>KINGSTON DDR2 SDRAM 2GB 533MHz</text:p>
            <text:p>UBUNTU LINUX</text:p>
            <text:p>SEAGATE 3.5" ATA 40GB</text:p>
            <text:p>AMD 145 SEMPRON 2.8 GHz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7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GENERIC WORKSTATION</text:p>
          </table:table-cell>
          <table:table-cell table:style-name="ce8" office:value-type="string" calcext:value-type="string">
            <text:p>ΚΤ-166392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HITACHI Deskstar 3.5" ATA 80GB</text:p>
            <text:p>INTEL E4500 CORE 2 DUO 2.2 GHz</text:p>
            <text:p>LG GH22NS40 DVD- R/W</text:p>
            <text:p>MSI G41M-P33 COMBO RETAIL SOCKET 775</text:p>
            <text:p>UBUNTU LINUX</text:p>
            <text:p>GENERIC RAM DDR2 SDRAM 1GB 800MHz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GENERIC WORKSTATION</text:p>
          </table:table-cell>
          <table:table-cell table:style-name="ce8" office:value-type="string" calcext:value-type="string">
            <text:p>ΚΤ-166393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LG GH22NS40 DVD- R/W</text:p>
            <text:p>GA-8VM800M SOCKET 775</text:p>
            <text:p>UBUNTU LINUX</text:p>
            <text:p>SEAGATE 3.5" ATA 40GB</text:p>
            <text:p>GENERIC DDR SDRAM 512MB 400MHz</text:p>
            <text:p>INTEL 915 PENTIUM D 2.8 GHz</text:p>
            <text:p>GENERIC DDR SDRAM 256MB 400MHz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7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GENERIC WORKSTATION</text:p>
          </table:table-cell>
          <table:table-cell table:style-name="ce8" office:value-type="string" calcext:value-type="string">
            <text:p>ΚΤ-166395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INTEL E3400 CELERON DUAL CORE 2.6 GHz</text:p>
            <text:p>LG GH22NS40 DVD- R/W</text:p>
            <text:p>UBUNTU LINUX</text:p>
            <text:p>GENERIC RAM DDR2 SDRAM 1GB 800MHz</text:p>
            <text:p>WD 3.5" IDE 80GB</text:p>
            <text:p>ASUS P5G41T-M LX SOCKET 775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HP PHOTOSMART 735</text:p>
          </table:table-cell>
          <table:table-cell table:style-name="ce8" office:value-type="string" calcext:value-type="string">
            <text:p>ΚΤ-166719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PHILIPS MULTIMEDIA SPEAKER SYSTEM</text:p>
          </table:table-cell>
          <table:table-cell table:style-name="ce8" office:value-type="string" calcext:value-type="string">
            <text:p>ΚΤ-166720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WAVEMASTER 120</text:p>
          </table:table-cell>
          <table:table-cell table:style-name="ce8" office:value-type="string" calcext:value-type="string">
            <text:p>ΚΤ-166721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TEAC PowerMax 60/2</text:p>
          </table:table-cell>
          <table:table-cell table:style-name="ce8" office:value-type="string" calcext:value-type="string">
            <text:p>ΚΤ-166723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CHRONOS SP-120B</text:p>
          </table:table-cell>
          <table:table-cell table:style-name="ce8" office:value-type="string" calcext:value-type="string">
            <text:p>ΚΤ-166724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HITACHI</text:p>
          </table:table-cell>
          <table:table-cell table:style-name="ce8" office:value-type="string" calcext:value-type="string">
            <text:p>ΚΤ-166725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ΚΤ-166726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ΚΤ-166727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INTEL 820</text:p>
          </table:table-cell>
          <table:table-cell table:style-name="ce8" office:value-type="string" calcext:value-type="string">
            <text:p>ΚΤ-166728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ΚΤ-166729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GA G41M-Combo</text:p>
          </table:table-cell>
          <table:table-cell table:style-name="ce8" office:value-type="string" calcext:value-type="string">
            <text:p>ΚΤ-177098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16/01/2015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KINGSTON</text:p>
          </table:table-cell>
          <table:table-cell table:style-name="ce8" office:value-type="string" calcext:value-type="string">
            <text:p>ΚΤ-177172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2256/10 στις 11/12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KINGSTON</text:p>
          </table:table-cell>
          <table:table-cell table:style-name="ce8" office:value-type="string" calcext:value-type="string">
            <text:p>ΚΤ-179145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INTEL</text:p>
          </table:table-cell>
          <table:table-cell table:style-name="ce8" office:value-type="string" calcext:value-type="string">
            <text:p>ΚΤ-179146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MICRONET SP586A 10/100 16port</text:p>
          </table:table-cell>
          <table:table-cell table:style-name="ce8" office:value-type="string" calcext:value-type="string">
            <text:p>ΚΤ-19063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3COM OFFICECONNECT DUAL SPEED SWITCH 8</text:p>
          </table:table-cell>
          <table:table-cell table:style-name="ce8" office:value-type="string" calcext:value-type="string">
            <text:p>ΚΤ-19064</text:p>
          </table:table-cell>
          <table:table-cell table:style-name="ce8" office:value-type="string" calcext:value-type="string">
            <text:p>3C16794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3COM OFFICECONNECT DUAL SPEED HUB 16</text:p>
          </table:table-cell>
          <table:table-cell table:style-name="ce8" office:value-type="string" calcext:value-type="string">
            <text:p>ΚΤ-19065</text:p>
          </table:table-cell>
          <table:table-cell table:style-name="ce8" office:value-type="string" calcext:value-type="string">
            <text:p>3C16754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Lynx M8</text:p>
          </table:table-cell>
          <table:table-cell table:style-name="ce8" office:value-type="string" calcext:value-type="string">
            <text:p>ΚΤ-19070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137 στις 19/12/2013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Lynx M8</text:p>
          </table:table-cell>
          <table:table-cell table:style-name="ce8" office:value-type="string" calcext:value-type="string">
            <text:p>ΚΤ-19071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137 στις 19/12/2013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Lynx M8</text:p>
          </table:table-cell>
          <table:table-cell table:style-name="ce8" office:value-type="string" calcext:value-type="string">
            <text:p>ΚΤ-19072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137 στις 19/12/2013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Lynx M8</text:p>
          </table:table-cell>
          <table:table-cell table:style-name="ce8" office:value-type="string" calcext:value-type="string">
            <text:p>ΚΤ-19073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137 στις 19/12/2013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ΕΑΤΟΝ 9130</text:p>
          </table:table-cell>
          <table:table-cell table:style-name="ce8" office:value-type="string" calcext:value-type="string">
            <text:p>ΚΤ-19077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TP-LINK TG-3269</text:p>
          </table:table-cell>
          <table:table-cell table:style-name="ce8" office:value-type="string" calcext:value-type="string">
            <text:p>ΚΤ-19078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Ethernet LAN 10BASE-T/100BASE-TX</text:p>
          </table:table-cell>
          <table:table-cell table:style-name="ce8" office:value-type="string" calcext:value-type="string">
            <text:p>ΚΤ-19079</text:p>
          </table:table-cell>
          <table:table-cell table:style-name="ce8" office:value-type="string" calcext:value-type="string">
            <text:p>0010A7101BB9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Ethernet LAN 10BASE-T/100BASE-TX</text:p>
          </table:table-cell>
          <table:table-cell table:style-name="ce8" office:value-type="string" calcext:value-type="string">
            <text:p>ΚΤ-19080</text:p>
          </table:table-cell>
          <table:table-cell table:style-name="ce8" office:value-type="string" calcext:value-type="string">
            <text:p>0010A70FD253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Ethernet LAN 10BASE-T/100BASE-TX</text:p>
          </table:table-cell>
          <table:table-cell table:style-name="ce8" office:value-type="string" calcext:value-type="string">
            <text:p>ΚΤ-19081</text:p>
          </table:table-cell>
          <table:table-cell table:style-name="ce8" office:value-type="float" office:value="12761" calcext:value-type="float">
            <text:p>12761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Ethernet LAN 10BASE-T/100BASE-TX</text:p>
          </table:table-cell>
          <table:table-cell table:style-name="ce8" office:value-type="string" calcext:value-type="string">
            <text:p>ΚΤ-19082</text:p>
          </table:table-cell>
          <table:table-cell table:style-name="ce8" office:value-type="string" calcext:value-type="string">
            <text:p>0010A70FD48A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Ethernet LAN 10BASE-T/100BASE-TX</text:p>
          </table:table-cell>
          <table:table-cell table:style-name="ce8" office:value-type="string" calcext:value-type="string">
            <text:p>ΚΤ-19083</text:p>
          </table:table-cell>
          <table:table-cell table:style-name="ce8" office:value-type="string" calcext:value-type="string">
            <text:p>0010A70FD482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Ethernet LAN 10BASE-T/100BASE-TX</text:p>
          </table:table-cell>
          <table:table-cell table:style-name="ce8" office:value-type="string" calcext:value-type="string">
            <text:p>ΚΤ-19084</text:p>
          </table:table-cell>
          <table:table-cell table:style-name="ce8" office:value-type="string" calcext:value-type="string">
            <text:p>0010A70FD401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Ethernet LAN 10BASE-T/100BASE-TX</text:p>
          </table:table-cell>
          <table:table-cell table:style-name="ce8" office:value-type="string" calcext:value-type="string">
            <text:p>ΚΤ-19085</text:p>
          </table:table-cell>
          <table:table-cell table:style-name="ce8" office:value-type="float" office:value="93301380" calcext:value-type="float">
            <text:p>93301380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Ethernet LAN 10BASE-T/100BASE-TX</text:p>
          </table:table-cell>
          <table:table-cell table:style-name="ce8" office:value-type="string" calcext:value-type="string">
            <text:p>ΚΤ-19086</text:p>
          </table:table-cell>
          <table:table-cell table:style-name="ce8" office:value-type="float" office:value="93301452" calcext:value-type="float">
            <text:p>93301452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D-LINK DFE-528TX</text:p>
          </table:table-cell>
          <table:table-cell table:style-name="ce8" office:value-type="string" calcext:value-type="string">
            <text:p>ΚΤ-19087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MICRONET SP2500R</text:p>
          </table:table-cell>
          <table:table-cell table:style-name="ce8" office:value-type="string" calcext:value-type="string">
            <text:p>ΚΤ-19088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MICRONET SP2500R</text:p>
          </table:table-cell>
          <table:table-cell table:style-name="ce8" office:value-type="string" calcext:value-type="string">
            <text:p>ΚΤ-19089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MICRONET SP2500R</text:p>
          </table:table-cell>
          <table:table-cell table:style-name="ce8" office:value-type="string" calcext:value-type="string">
            <text:p>ΚΤ-19090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HP DESKJET 610C</text:p>
          </table:table-cell>
          <table:table-cell table:style-name="ce8" office:value-type="string" calcext:value-type="string">
            <text:p>ΚΤ-19095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LOGITECH DESKTOP MK120</text:p>
          </table:table-cell>
          <table:table-cell table:style-name="ce8" office:value-type="string" calcext:value-type="string">
            <text:p>ΚΤ-368672</text:p>
          </table:table-cell>
          <table:table-cell table:style-name="ce8" office:value-type="string" calcext:value-type="string">
            <text:p>1745SC50J7Q8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4298 στις 21/03/2018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LOGITECH DESKTOP MK120</text:p>
          </table:table-cell>
          <table:table-cell table:style-name="ce8" office:value-type="string" calcext:value-type="string">
            <text:p>ΚΤ-368673</text:p>
          </table:table-cell>
          <table:table-cell table:style-name="ce8" office:value-type="string" calcext:value-type="string">
            <text:p>1745SC50MRE8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4298 στις 21/03/2018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LOGITECH DESKTOP MK120</text:p>
          </table:table-cell>
          <table:table-cell table:style-name="ce8" office:value-type="string" calcext:value-type="string">
            <text:p>ΚΤ-368674</text:p>
          </table:table-cell>
          <table:table-cell table:style-name="ce8" office:value-type="string" calcext:value-type="string">
            <text:p>1745SC50JG78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4298 στις 21/03/2018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LOGITECH DESKTOP MK120</text:p>
          </table:table-cell>
          <table:table-cell table:style-name="ce8" office:value-type="string" calcext:value-type="string">
            <text:p>ΚΤ-368675</text:p>
          </table:table-cell>
          <table:table-cell table:style-name="ce8" office:value-type="string" calcext:value-type="string">
            <text:p>1745SC503RM8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4298 στις 21/03/2018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LOGITECH DESKTOP MK120</text:p>
          </table:table-cell>
          <table:table-cell table:style-name="ce8" office:value-type="string" calcext:value-type="string">
            <text:p>ΚΤ-368676</text:p>
          </table:table-cell>
          <table:table-cell table:style-name="ce8" office:value-type="string" calcext:value-type="string">
            <text:p>1745SC503RG8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4298 στις 21/03/2018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LOGITECH DESKTOP MK120</text:p>
          </table:table-cell>
          <table:table-cell table:style-name="ce8" office:value-type="string" calcext:value-type="string">
            <text:p>ΚΤ-368677</text:p>
          </table:table-cell>
          <table:table-cell table:style-name="ce8" office:value-type="string" calcext:value-type="string">
            <text:p>1745SC50JEG8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4298 στις 21/03/2018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LOGITECH DESKTOP MK120</text:p>
          </table:table-cell>
          <table:table-cell table:style-name="ce8" office:value-type="string" calcext:value-type="string">
            <text:p>ΚΤ-368678</text:p>
          </table:table-cell>
          <table:table-cell table:style-name="ce8" office:value-type="string" calcext:value-type="string">
            <text:p>1745SC50MPB8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4298 στις 21/03/2018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LOGITECH DESKTOP MK120</text:p>
          </table:table-cell>
          <table:table-cell table:style-name="ce8" office:value-type="string" calcext:value-type="string">
            <text:p>ΚΤ-368679</text:p>
          </table:table-cell>
          <table:table-cell table:style-name="ce8" office:value-type="string" calcext:value-type="string">
            <text:p>1745SC50J7H8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4298 στις 21/03/2018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LOGITECH DESKTOP MK120</text:p>
          </table:table-cell>
          <table:table-cell table:style-name="ce8" office:value-type="string" calcext:value-type="string">
            <text:p>ΚΤ-368680</text:p>
          </table:table-cell>
          <table:table-cell table:style-name="ce8" office:value-type="string" calcext:value-type="string">
            <text:p>1746SC521FW8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4298 στις 21/03/2018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LOGITECH DESKTOP MK120</text:p>
          </table:table-cell>
          <table:table-cell table:style-name="ce8" office:value-type="string" calcext:value-type="string">
            <text:p>ΚΤ-368681</text:p>
          </table:table-cell>
          <table:table-cell table:style-name="ce8" office:value-type="string" calcext:value-type="string">
            <text:p>1745SC50MRC8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4298 στις 21/03/2018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LOGITECH MK120</text:p>
          </table:table-cell>
          <table:table-cell table:style-name="ce8" office:value-type="string" calcext:value-type="string">
            <text:p>ΚΤ-368682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4298 στις 21/03/2018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LOGITECH MK120</text:p>
          </table:table-cell>
          <table:table-cell table:style-name="ce8" office:value-type="string" calcext:value-type="string">
            <text:p>ΚΤ-368683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4298 στις 21/03/2018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LOGITECH MK120</text:p>
          </table:table-cell>
          <table:table-cell table:style-name="ce8" office:value-type="string" calcext:value-type="string">
            <text:p>ΚΤ-368684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4298 στις 21/03/2018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LOGITECH MK120</text:p>
          </table:table-cell>
          <table:table-cell table:style-name="ce8" office:value-type="string" calcext:value-type="string">
            <text:p>ΚΤ-368685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4298 στις 21/03/2018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LOGITECH MK120</text:p>
          </table:table-cell>
          <table:table-cell table:style-name="ce8" office:value-type="string" calcext:value-type="string">
            <text:p>ΚΤ-368686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4298 στις 21/03/2018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LOGITECH MK120</text:p>
          </table:table-cell>
          <table:table-cell table:style-name="ce8" office:value-type="string" calcext:value-type="string">
            <text:p>ΚΤ-368687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4298 στις 21/03/2018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LOGITECH MK120</text:p>
          </table:table-cell>
          <table:table-cell table:style-name="ce8" office:value-type="string" calcext:value-type="string">
            <text:p>ΚΤ-368688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4298 στις 21/03/2018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LOGITECH MK120</text:p>
          </table:table-cell>
          <table:table-cell table:style-name="ce8" office:value-type="string" calcext:value-type="string">
            <text:p>ΚΤ-368689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4298 στις 21/03/2018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LOGITECH MK120</text:p>
          </table:table-cell>
          <table:table-cell table:style-name="ce8" office:value-type="string" calcext:value-type="string">
            <text:p>ΚΤ-368690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4298 στις 21/03/2018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LOGITECH MK120</text:p>
          </table:table-cell>
          <table:table-cell table:style-name="ce8" office:value-type="string" calcext:value-type="string">
            <text:p>ΚΤ-368691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4298 στις 21/03/2018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RASPBERRY PI 3 Model B+</text:p>
          </table:table-cell>
          <table:table-cell table:style-name="ce8" office:value-type="string" calcext:value-type="string">
            <text:p>ΚΤ-368714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60 στις 19/03/2018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RASPBERRY PI 3 Model B+</text:p>
          </table:table-cell>
          <table:table-cell table:style-name="ce8" office:value-type="string" calcext:value-type="string">
            <text:p>ΚΤ-368715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60 στις 19/03/2018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RASPBERRY PI 3 Model B+</text:p>
          </table:table-cell>
          <table:table-cell table:style-name="ce8" office:value-type="string" calcext:value-type="string">
            <text:p>ΚΤ-368716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60 στις 19/03/2018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RASPBERRY PI 3 Model B+</text:p>
          </table:table-cell>
          <table:table-cell table:style-name="ce8" office:value-type="string" calcext:value-type="string">
            <text:p>ΚΤ-368717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60 στις 19/03/2018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RASPBERRY PI 3 Model B+</text:p>
          </table:table-cell>
          <table:table-cell table:style-name="ce8" office:value-type="string" calcext:value-type="string">
            <text:p>ΚΤ-368718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60 στις 19/03/2018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RASPBERRY PI 3 Model B+</text:p>
          </table:table-cell>
          <table:table-cell table:style-name="ce8" office:value-type="string" calcext:value-type="string">
            <text:p>ΚΤ-368719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60 στις 19/03/2018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RASPBERRY PI 3 Model B+</text:p>
          </table:table-cell>
          <table:table-cell table:style-name="ce8" office:value-type="string" calcext:value-type="string">
            <text:p>ΚΤ-368720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60 στις 19/03/2018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RASPBERRY PI 3 Model B+</text:p>
          </table:table-cell>
          <table:table-cell table:style-name="ce8" office:value-type="string" calcext:value-type="string">
            <text:p>ΚΤ-368721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60 στις 19/03/2018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RASPBERRY PI 3 Model B+</text:p>
          </table:table-cell>
          <table:table-cell table:style-name="ce8" office:value-type="string" calcext:value-type="string">
            <text:p>ΚΤ-368722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60 στις 19/03/2018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RASPBERRY PI 3 Model B+</text:p>
          </table:table-cell>
          <table:table-cell table:style-name="ce8" office:value-type="string" calcext:value-type="string">
            <text:p>ΚΤ-368723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60 στις 19/03/2018</text:p>
          </table:table-cell>
          <table:table-cell table:number-columns-repeated="1016"/>
        </table:table-row>
        <table:table-row table:style-name="ro3">
          <table:table-cell table:style-name="ce8" office:value-type="string" calcext:value-type="string">
            <text:p>ΔΙΟΙΚΗΣΗ(35)</text:p>
          </table:table-cell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TP-Link N 300Mbps TL-WR941ND</text:p>
          </table:table-cell>
          <table:table-cell table:style-name="ce8" office:value-type="string" calcext:value-type="string">
            <text:p>ΚΤ-125751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10/2014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LG 19EN33S</text:p>
          </table:table-cell>
          <table:table-cell table:style-name="ce8" office:value-type="string" calcext:value-type="string">
            <text:p>ΚΤ-16018</text:p>
          </table:table-cell>
          <table:table-cell table:style-name="ce8" office:value-type="string" calcext:value-type="string">
            <text:p>309NDEZKQ668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21/10/2014</text:p>
          </table:table-cell>
          <table:table-cell table:number-columns-repeated="1016"/>
        </table:table-row>
        <table:table-row table:style-name="ro6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GENERIC WORKSTATION</text:p>
          </table:table-cell>
          <table:table-cell table:style-name="ce8" office:value-type="string" calcext:value-type="string">
            <text:p>ΚΤ-161611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WINDOWS XP PROFESSIONAL</text:p>
            <text:p>GENERIC DDR2 SDRAM 2GB 666MHz</text:p>
            <text:p>INTEL E7400 CORE 2 DUO 2.8 GHz</text:p>
            <text:p>SEAGATE BARRACUDA 3.5" SATA 320GB</text:p>
            <text:p>ASUS P5KPL-AM SE SOCKET 775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3/10/2014</text:p>
          </table:table-cell>
          <table:table-cell table:number-columns-repeated="1016"/>
        </table:table-row>
        <table:table-row table:style-name="ro6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GENERIC WORKSTATION</text:p>
          </table:table-cell>
          <table:table-cell table:style-name="ce8" office:value-type="string" calcext:value-type="string">
            <text:p>ΚΤ-161612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UBUNTU LINUX</text:p>
            <text:p>GENERIC DDR2 SDRAM 2GB 1066MHz</text:p>
            <text:p>HITACHI 3.5" SATA 500GB</text:p>
            <text:p>GA H61M-USB3-B3 (rev. 1.0) SOCKET 1155</text:p>
            <text:p>INTEL G530 CELERON DUAL CORE 2.4 GHz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3/10/2014</text:p>
          </table:table-cell>
          <table:table-cell table:number-columns-repeated="1016"/>
        </table:table-row>
        <table:table-row table:style-name="ro6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GENERIC WORKSTATION</text:p>
          </table:table-cell>
          <table:table-cell table:style-name="ce8" office:value-type="string" calcext:value-type="string">
            <text:p>ΚΤ-161613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WINDOWS XP PROFESSIONAL</text:p>
            <text:p>SAMSUNG Spinpoint 3.5" SATA 320GB</text:p>
            <text:p>INTEL E3400 CELERON DUAL CORE 2.6 GHz</text:p>
            <text:p>MSI G41M-P33 COMBO RETAIL SOCKET 775</text:p>
            <text:p>GENERIC DDR SDRAM 1GB 400MHz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3/10/2014</text:p>
          </table:table-cell>
          <table:table-cell table:number-columns-repeated="1016"/>
        </table:table-row>
        <table:table-row table:style-name="ro7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TURBO-X B.T.O</text:p>
          </table:table-cell>
          <table:table-cell table:style-name="ce8" office:value-type="string" calcext:value-type="string">
            <text:p>ΚΤ-161614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LG GSA-H50LRBB LSCRIBE DVD- R/W</text:p>
            <text:p>GENERIC DDR2 SDRAM 1GB 666MHz x2</text:p>
            <text:p>WINDOWS VISTA HOME PREMIUM 32bit</text:p>
            <text:p>ASUS P5KPL-VM SOCKET 775</text:p>
            <text:p>INTEL E4500 CORE 2 DUO 2.2 GHz</text:p>
            <text:p>SAMSUNG HM321HI 2.5" SATA 320GB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3/10/2014</text:p>
          </table:table-cell>
          <table:table-cell table:number-columns-repeated="1016"/>
        </table:table-row>
        <table:table-row table:style-name="ro7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TURBO-X B.T.O</text:p>
          </table:table-cell>
          <table:table-cell table:style-name="ce8" office:value-type="string" calcext:value-type="string">
            <text:p>ΚΤ-161615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LG GSA-H50LRBB LSCRIBE DVD- R/W</text:p>
            <text:p>GENERIC DDR2 SDRAM 1GB 666MHz x2</text:p>
            <text:p>WINDOWS VISTA HOME PREMIUM 32bit</text:p>
            <text:p>ASUS P5KPL-VM SOCKET 775</text:p>
            <text:p>INTEL E4500 CORE 2 DUO 2.2 GHz</text:p>
            <text:p>SAMSUNG HM321HI 2.5" SATA 320GB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3/10/2014</text:p>
          </table:table-cell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GENERIC WORKSTATION</text:p>
          </table:table-cell>
          <table:table-cell table:style-name="ce8" office:value-type="string" calcext:value-type="string">
            <text:p>ΚΤ-161616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WINDOWS XP PROFESSIONAL</text:p>
            <text:p>INTEL PENTIUM IV 2.8 GHz</text:p>
            <text:p>SEAGATE 3.5" IDE 80GB</text:p>
            <text:p>GENERIC DDR SDRAM 512MB 400MHz</text:p>
            <text:p>SIS 648fx SOCKET 478</text:p>
            <text:p>GENERIC DDR SDRAM 1GB 400MHz</text:p>
            <text:p>NVIDIA GEFORCE 4 MX440 AGP 64MB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3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HITACHI ED-S3170A</text:p>
          </table:table-cell>
          <table:table-cell table:style-name="ce8" office:value-type="string" calcext:value-type="string">
            <text:p>ΚΤ-162461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2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TURBO-X ΠΛΗΚΤΡΟΛΟΓΙΟ</text:p>
          </table:table-cell>
          <table:table-cell table:style-name="ce8" office:value-type="string" calcext:value-type="string">
            <text:p>ΚΤ-162462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2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TURBO-X ΠΛΗΚΤΡΟΛΟΓΙΟ</text:p>
          </table:table-cell>
          <table:table-cell table:style-name="ce8" office:value-type="string" calcext:value-type="string">
            <text:p>ΚΤ-162463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2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LG E1942C-BN HD READY BLACK</text:p>
          </table:table-cell>
          <table:table-cell table:style-name="ce8" office:value-type="string" calcext:value-type="string">
            <text:p>ΚΤ-162464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2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BTC OPTICAL MOUSE</text:p>
          </table:table-cell>
          <table:table-cell table:style-name="ce8" office:value-type="string" calcext:value-type="string">
            <text:p>ΚΤ-162465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2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EPSON EMP-TW10</text:p>
          </table:table-cell>
          <table:table-cell table:style-name="ce8" office:value-type="string" calcext:value-type="string">
            <text:p>ΚΤ-162466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2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NETGEAR FS605 5port 10/100</text:p>
          </table:table-cell>
          <table:table-cell table:style-name="ce8" office:value-type="string" calcext:value-type="string">
            <text:p>ΚΤ-162467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2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NETGEAR FS605 5port 10/100</text:p>
          </table:table-cell>
          <table:table-cell table:style-name="ce8" office:value-type="string" calcext:value-type="string">
            <text:p>ΚΤ-162468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2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Microsoft Basic Black Value</text:p>
          </table:table-cell>
          <table:table-cell table:style-name="ce8" office:value-type="string" calcext:value-type="string">
            <text:p>ΚΤ-162469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2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Microsoft Basic Black Value</text:p>
          </table:table-cell>
          <table:table-cell table:style-name="ce8" office:value-type="string" calcext:value-type="string">
            <text:p>ΚΤ-162470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2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TURBO-X MOUSE WIRED</text:p>
          </table:table-cell>
          <table:table-cell table:style-name="ce8" office:value-type="string" calcext:value-type="string">
            <text:p>ΚΤ-162471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2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NETGEAR FS608 8port</text:p>
          </table:table-cell>
          <table:table-cell table:style-name="ce8" office:value-type="string" calcext:value-type="string">
            <text:p>ΚΤ-162472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2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LG W1946</text:p>
          </table:table-cell>
          <table:table-cell table:style-name="ce8" office:value-type="string" calcext:value-type="string">
            <text:p>ΚΤ-162473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2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TURBO-X 72AM</text:p>
          </table:table-cell>
          <table:table-cell table:style-name="ce8" office:value-type="string" calcext:value-type="string">
            <text:p>ΚΤ-162474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2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TURBO-X 72AM</text:p>
          </table:table-cell>
          <table:table-cell table:style-name="ce8" office:value-type="string" calcext:value-type="string">
            <text:p>ΚΤ-162475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2/10/2014</text:p>
          </table:table-cell>
          <table:table-cell table:number-columns-repeated="1016"/>
        </table:table-row>
        <table:table-row table:style-name="ro6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DELL INSPIRON 1564</text:p>
          </table:table-cell>
          <table:table-cell table:style-name="ce8" office:value-type="string" calcext:value-type="string">
            <text:p>ΚΤ-162476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SAMSUNG SO DIMM DDR3 2GB 1333MHz</text:p>
            <text:p>SAMSUNG SO DIMM DDR3 1GB 1066MHz</text:p>
            <text:p>INTEL CORE i3 2.1 GHz</text:p>
            <text:p>WINDOWS 7 HOME PREMIUM ΝΕΩΤΕΡΟ</text:p>
            <text:p>SEAGATE MOMENTUS 2.5" SATA 250GB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2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MICROSOFT BASIC 1.0A KEYBOARD</text:p>
          </table:table-cell>
          <table:table-cell table:style-name="ce8" office:value-type="string" calcext:value-type="string">
            <text:p>ΚΤ-162477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2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MICROSOFT BASIC 1.0A KEYBOARD</text:p>
          </table:table-cell>
          <table:table-cell table:style-name="ce8" office:value-type="string" calcext:value-type="string">
            <text:p>ΚΤ-162478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2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MICROSOFT BASIC 1.0A KEYBOARD</text:p>
          </table:table-cell>
          <table:table-cell table:style-name="ce8" office:value-type="string" calcext:value-type="string">
            <text:p>ΚΤ-162479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2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HP DESKJET 3920</text:p>
          </table:table-cell>
          <table:table-cell table:style-name="ce8" office:value-type="string" calcext:value-type="string">
            <text:p>ΚΤ-162480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2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LG W1943SS-PF</text:p>
          </table:table-cell>
          <table:table-cell table:style-name="ce8" office:value-type="string" calcext:value-type="string">
            <text:p>ΚΤ-162481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2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SONY VPL CX21</text:p>
          </table:table-cell>
          <table:table-cell table:style-name="ce8" office:value-type="string" calcext:value-type="string">
            <text:p>ΚΤ-162482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2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INNOVATOR</text:p>
          </table:table-cell>
          <table:table-cell table:style-name="ce8" office:value-type="string" calcext:value-type="string">
            <text:p>ΚΤ-162483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2/10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ΥΦΙΣΤΑΜΕΝΟΣ ΕΞΟΠΛΙΣΜΟΣ</text:p>
          </table:table-cell>
          <table:table-cell table:style-name="ce8" office:value-type="string" calcext:value-type="string">
            <text:p>LEXMARK E360DN</text:p>
          </table:table-cell>
          <table:table-cell table:style-name="ce8" office:value-type="string" calcext:value-type="string">
            <text:p>ΚΤ-19096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στις 01/09/201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ΕΥΡΩΠΑΙΚΑ ΠΡΟΓΡΑΜΜΑΤΑ</text:p>
          </table:table-cell>
          <table:table-cell table:style-name="ce8" office:value-type="string" calcext:value-type="string">
            <text:p>EPSON EB-S31</text:p>
          </table:table-cell>
          <table:table-cell table:style-name="ce8" office:value-type="string" calcext:value-type="string">
            <text:p>ΚΤ-368692</text:p>
          </table:table-cell>
          <table:table-cell table:style-name="ce8" office:value-type="string" calcext:value-type="string">
            <text:p>V11H719040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Δ0 0283996 στις 26/09/2017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ZTE SPEEDPORT ENTRY 2i</text:p>
          </table:table-cell>
          <table:table-cell table:style-name="ce8" office:value-type="string" calcext:value-type="string">
            <text:p>ΚΤ-368698</text:p>
          </table:table-cell>
          <table:table-cell table:style-name="ce8" office:value-type="string" calcext:value-type="string">
            <text:p>AG8JH6705167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ΔΑ Α1 1311272 στις 06/10/2017</text:p>
          </table:table-cell>
          <table:table-cell table:number-columns-repeated="1016"/>
        </table:table-row>
        <table:table-row table:style-name="ro5">
          <table:table-cell/>
          <table:table-cell table:style-name="ce8" office:value-type="string" calcext:value-type="string">
            <text:p>ΣΧΟΛΙΚΗ ΕΠΙΤΡΟΠΗ</text:p>
          </table:table-cell>
          <table:table-cell table:style-name="ce8" office:value-type="string" calcext:value-type="string">
            <text:p>HP 6200 pro</text:p>
          </table:table-cell>
          <table:table-cell table:style-name="ce8" office:value-type="string" calcext:value-type="string">
            <text:p>ΚΤ-368713</text:p>
          </table:table-cell>
          <table:table-cell table:style-name="ce8" office:value-type="string" calcext:value-type="string">
            <text:p>CZC138CDWF</text:p>
          </table:table-cell>
          <table:table-cell table:style-name="ce8" office:value-type="string" calcext:value-type="string">
            <text:p>INTEL 2400s CORE i5 2.5 GHz</text:p>
            <text:p>SK HYNIX PC 10600 DDR3 SDRAM 2GB 1333MHz x2</text:p>
            <text:p>HITACHI DESKSTAR 3.5" SATA 250GB</text:p>
            <text:p>WINDOWS 7 PROFFESIONAL 64bit ΝΕΩΤΕΡΟ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ΑΤΙΜ000010 στις 01/02/2018</text:p>
          </table:table-cell>
          <table:table-cell table:number-columns-repeated="1016"/>
        </table:table-row>
        <table:table-row table:style-name="ro3">
          <table:table-cell table:style-name="ce8" office:value-type="string" calcext:value-type="string" table:number-columns-spanned="8" table:number-rows-spanned="1">
            <text:p>Εμφάνιση όλωνΑπόκρυψη όλωνΕκτύπωση ΑναφοράςΑρ. Αποτελεσμάτων: 399</text:p>
          </table:table-cell>
          <table:covered-table-cell table:number-columns-repeated="7"/>
          <table:table-cell table:number-columns-repeated="1016"/>
        </table:table-row>
        <table:table-row table:style-name="ro3" table:number-rows-repeated="104816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Microsoft Ya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3">00/00/0000</text:date>, <text:time style:data-style-name="N2" text:time-value="13:04:01.9731893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Ιωάννης Χαριτάκης</meta:initial-creator>
    <meta:creation-date>2018-11-08T12:58:41.208426638</meta:creation-date>
    <dc:date>2018-12-03T13:04:34.262367685</dc:date>
    <dc:creator>Ιωάννης Χαριτάκης</dc:creator>
    <meta:editing-duration>PT13H46M26S</meta:editing-duration>
    <meta:editing-cycles>4</meta:editing-cycles>
    <meta:generator>LibreOffice/6.1.3.2$Linux_X86_64 LibreOffice_project/10$Build-2</meta:generator>
    <meta:document-statistic meta:table-count="1" meta:cell-count="2492" meta:object-count="0"/>
  </office:meta>
</office:document-meta>
</file>